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7736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1.8882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339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0.6811in"/>
    </style:style>
    <style:style style:name="co13" style:family="table-column">
      <style:table-column-properties fo:break-before="auto" style:column-width="1.2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99" fo:wrap-option="wrap"/>
    </style:style>
    <style:style style:name="ce3" style:family="table-cell" style:parent-style-name="Default" style:data-style-name="N100">
      <style:table-cell-properties fo:background-color="#99ccff"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able-cell-properties fo:background-color="transparent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row table:style-name="ro1" table:number-rows-repeated="5">
          <table:table-cell table:number-columns-repeated="29"/>
        </table:table-row>
        <table:table-row table:style-name="ro2">
          <table:table-cell table:style-name="ce1" office:value-type="string">
            <text:p>Date:</text:p>
          </table:table-cell>
          <table:table-cell table:style-name="ce1" office:value-type="string">
            <text:p>Solar eclipse type:</text:p>
          </table:table-cell>
          <table:table-cell table:style-name="ce1" office:value-type="string">
            <text:p>Lunar eclipse type:</text:p>
          </table:table-cell>
          <table:table-cell table:style-name="ce1" office:value-type="string">
            <text:p>Timestamp (EST)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Day count</text:p>
          </table:table-cell>
          <table:table-cell table:style-name="ce1" office:value-type="string">
            <text:p>Week count</text:p>
          </table:table-cell>
          <table:table-cell table:style-name="ce1" office:value-type="string">
            <text:p>Month count</text:p>
          </table:table-cell>
          <table:table-cell table:style-name="ce1" office:value-type="string">
            <text:p>G.Sun%15</text:p>
          </table:table-cell>
          <table:table-cell table:style-name="ce1" office:value-type="string">
            <text:p>G.Moon%15</text:p>
          </table:table-cell>
          <table:table-cell table:style-name="ce1" office:value-type="string">
            <text:p>G.TrueNorthNode%15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Sun / 360</text:p>
          </table:table-cell>
          <table:table-cell table:style-name="ce1" office:value-type="string">
            <text:p>G.Moon/G.Sun % 360</text:p>
          </table:table-cell>
          <table:table-cell table:style-name="ce1" office:value-type="string">
            <text:p>G.Moon_Phase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oon/G.TrueNorthNode % 360</text:p>
          </table:table-cell>
        </table:table-row>
        <table:table-row table:style-name="ro3">
          <table:table-cell table:style-name="ce2" office:value-type="string">
            <text:p>1926-01-14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6-01-14 01:35 EST-0500</text:p>
          </table:table-cell>
          <table:table-cell office:value-type="string">
            <text:p>Thu</text:p>
          </table:table-cell>
          <table:table-cell office:value-type="float" office:value="7095">
            <text:p>7095</text:p>
          </table:table-cell>
          <table:table-cell office:value-type="float" office:value="1018">
            <text:p>1018</text:p>
          </table:table-cell>
          <table:table-cell office:value-type="float" office:value="240">
            <text:p>240</text:p>
          </table:table-cell>
          <table:table-cell office:value-type="float" office:value="8.359">
            <text:p>8.359</text:p>
          </table:table-cell>
          <table:table-cell office:value-type="float" office:value="8.364">
            <text:p>8.364</text:p>
          </table:table-cell>
          <table:table-cell office:value-type="float" office:value="10.526">
            <text:p>10.526</text:p>
          </table:table-cell>
          <table:table-cell office:value-type="float" office:value="293.359">
            <text:p>293.359</text:p>
          </table:table-cell>
          <table:table-cell office:value-type="float" office:value="293.364">
            <text:p>293.364</text:p>
          </table:table-cell>
          <table:table-cell office:value-type="float" office:value="115.526">
            <text:p>115.526</text:p>
          </table:table-cell>
          <table:table-cell office:value-type="string">
            <text:p>23 ♑ 21' 34"</text:p>
          </table:table-cell>
          <table:table-cell office:value-type="string">
            <text:p>23 ♑ 21' 52"</text:p>
          </table:table-cell>
          <table:table-cell office:value-type="string">
            <text:p>25 ♋ 31' 35"</text:p>
          </table:table-cell>
          <table:table-cell office:value-type="float" office:value="-21.426">
            <text:p>-21.426</text:p>
          </table:table-cell>
          <table:table-cell office:value-type="float" office:value="-21.227">
            <text:p>-21.227</text:p>
          </table:table-cell>
          <table:table-cell office:value-type="float" office:value="0.201">
            <text:p>0.201</text:p>
          </table:table-cell>
          <table:table-cell office:value-type="float" office:value="96413.364">
            <text:p>96413.364</text:p>
          </table:table-cell>
          <table:table-cell office:value-type="float" office:value="7493.359">
            <text:p>7493.359</text:p>
          </table:table-cell>
          <table:table-cell office:value-type="float" office:value="-244.474">
            <text:p>-244.474</text:p>
          </table:table-cell>
          <table:table-cell table:style-name="ce7" office:value-type="float" office:value="89280.005">
            <text:p>89280</text:p>
          </table:table-cell>
          <table:table-cell table:style-name="ce9" table:formula="of:=[.X7] / 360" office:value-type="float" office:value="248.000013888889">
            <text:p>248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97017.838">
            <text:p>97017.838</text:p>
          </table:table-cell>
          <table:table-cell office:value-type="float" office:value="177.838">
            <text:p>177.838</text:p>
          </table:table-cell>
        </table:table-row>
        <table:table-row table:style-name="ro3">
          <table:table-cell table:style-name="ce3" office:value-type="string">
            <text:p>1926-01-28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1-28 16:36 EST-0500</text:p>
          </table:table-cell>
          <table:table-cell office:value-type="string">
            <text:p>Thu</text:p>
          </table:table-cell>
          <table:table-cell office:value-type="float" office:value="7109">
            <text:p>7109</text:p>
          </table:table-cell>
          <table:table-cell office:value-type="float" office:value="1020">
            <text:p>1020</text:p>
          </table:table-cell>
          <table:table-cell office:value-type="float" office:value="240">
            <text:p>240</text:p>
          </table:table-cell>
          <table:table-cell office:value-type="float" office:value="8.24">
            <text:p>8.24</text:p>
          </table:table-cell>
          <table:table-cell office:value-type="float" office:value="8.243">
            <text:p>8.243</text:p>
          </table:table-cell>
          <table:table-cell office:value-type="float" office:value="10.577">
            <text:p>10.577</text:p>
          </table:table-cell>
          <table:table-cell office:value-type="float" office:value="308.24">
            <text:p>308.24</text:p>
          </table:table-cell>
          <table:table-cell office:value-type="float" office:value="128.243">
            <text:p>128.243</text:p>
          </table:table-cell>
          <table:table-cell office:value-type="float" office:value="115.577">
            <text:p>115.577</text:p>
          </table:table-cell>
          <table:table-cell office:value-type="string">
            <text:p><text:s/>8 ♒ 14' 25"</text:p>
          </table:table-cell>
          <table:table-cell office:value-type="string">
            <text:p><text:s/>8 ♌ 14' 36"</text:p>
          </table:table-cell>
          <table:table-cell office:value-type="string">
            <text:p>25 ♋ 34' 38"</text:p>
          </table:table-cell>
          <table:table-cell office:value-type="float" office:value="-18.212">
            <text:p>-18.212</text:p>
          </table:table-cell>
          <table:table-cell office:value-type="float" office:value="19.332">
            <text:p>19.332</text:p>
          </table:table-cell>
          <table:table-cell office:value-type="float" office:value="1.162">
            <text:p>1.162</text:p>
          </table:table-cell>
          <table:table-cell office:value-type="float" office:value="96608.243">
            <text:p>96608.243</text:p>
          </table:table-cell>
          <table:table-cell office:value-type="float" office:value="7508.24">
            <text:p>7508.24</text:p>
          </table:table-cell>
          <table:table-cell office:value-type="float" office:value="-244.423">
            <text:p>-244.423</text:p>
          </table:table-cell>
          <table:table-cell table:style-name="ce7" office:value-type="float" office:value="89460.003">
            <text:p>89460</text:p>
          </table:table-cell>
          <table:table-cell table:style-name="ce9" table:formula="of:=[.X8] / 360" office:value-type="float" office:value="248.500008333333">
            <text:p>248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97212.666">
            <text:p>97212.666</text:p>
          </table:table-cell>
          <table:table-cell office:value-type="float" office:value="12.666">
            <text:p>12.666</text:p>
          </table:table-cell>
        </table:table-row>
        <table:table-row table:style-name="ro3">
          <table:table-cell table:style-name="ce3" office:value-type="string">
            <text:p>1926-06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table:style-name="ce7" office:value-type="float" office:value="91260.006">
            <text:p>91260</text:p>
          </table:table-cell>
          <table:table-cell table:style-name="ce9" table:formula="of:=[.X9] / 360" office:value-type="float" office:value="253.500016666667">
            <text:p>253.5</text:p>
          </table:table-cell>
          <table:table-cell table:style-name="ce7" office:value-type="float" office:value="180.006">
            <text:p>180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</table:table-row>
        <table:table-row table:style-name="ro3">
          <table:table-cell table:style-name="ce2" office:value-type="string">
            <text:p>1926-07-09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6-07-09 18:07 EST-0500</text:p>
          </table:table-cell>
          <table:table-cell office:value-type="string">
            <text:p>Fri</text:p>
          </table:table-cell>
          <table:table-cell office:value-type="float" office:value="7267">
            <text:p>7267</text:p>
          </table:table-cell>
          <table:table-cell office:value-type="float" office:value="1042">
            <text:p>10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1.954">
            <text:p>1.954</text:p>
          </table:table-cell>
          <table:table-cell office:value-type="float" office:value="1.413">
            <text:p>1.413</text:p>
          </table:table-cell>
          <table:table-cell table:number-columns-repeated="2" office:value-type="float" office:value="106.954">
            <text:p>106.954</text:p>
          </table:table-cell>
          <table:table-cell office:value-type="float" office:value="106.413">
            <text:p>106.413</text:p>
          </table:table-cell>
          <table:table-cell office:value-type="string">
            <text:p>16 ♋ 57' 14"</text:p>
          </table:table-cell>
          <table:table-cell office:value-type="string">
            <text:p>16 ♋ 57' 16"</text:p>
          </table:table-cell>
          <table:table-cell office:value-type="string">
            <text:p>16 ♋ 24' 45"</text:p>
          </table:table-cell>
          <table:table-cell office:value-type="float" office:value="22.372">
            <text:p>22.372</text:p>
          </table:table-cell>
          <table:table-cell office:value-type="float" office:value="22.422">
            <text:p>22.422</text:p>
          </table:table-cell>
          <table:table-cell office:value-type="float" office:value="0.05">
            <text:p>0.05</text:p>
          </table:table-cell>
          <table:table-cell office:value-type="float" office:value="98746.954">
            <text:p>98746.954</text:p>
          </table:table-cell>
          <table:table-cell office:value-type="float" office:value="7666.954">
            <text:p>7666.954</text:p>
          </table:table-cell>
          <table:table-cell office:value-type="float" office:value="-253.587">
            <text:p>-253.587</text:p>
          </table:table-cell>
          <table:table-cell table:style-name="ce7" office:value-type="float" office:value="91440">
            <text:p>91440</text:p>
          </table:table-cell>
          <table:table-cell table:style-name="ce9" table:formula="of:=[.X10] / 360" office:value-type="float" office:value="254">
            <text:p>254.0</text:p>
          </table:table-cell>
          <table:table-cell table:style-name="ce7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360.541">
            <text:p>99360.541</text:p>
          </table:table-cell>
          <table:table-cell office:value-type="float" office:value="0.540999999997">
            <text:p>0.541</text:p>
          </table:table-cell>
        </table:table-row>
        <table:table-row table:style-name="ro3">
          <table:table-cell table:style-name="ce3" office:value-type="string">
            <text:p>1926-07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7-25 00:14 EST-0500</text:p>
          </table:table-cell>
          <table:table-cell office:value-type="string">
            <text:p>Sun</text:p>
          </table:table-cell>
          <table:table-cell office:value-type="float" office:value="7282">
            <text:p>7282</text:p>
          </table:table-cell>
          <table:table-cell office:value-type="float" office:value="1045">
            <text:p>1045</text:p>
          </table:table-cell>
          <table:table-cell office:value-type="float" office:value="246">
            <text:p>246</text:p>
          </table:table-cell>
          <table:table-cell office:value-type="float" office:value="1.51">
            <text:p>1.51</text:p>
          </table:table-cell>
          <table:table-cell office:value-type="float" office:value="1.513">
            <text:p>1.513</text:p>
          </table:table-cell>
          <table:table-cell office:value-type="float" office:value="1.42">
            <text:p>1.42</text:p>
          </table:table-cell>
          <table:table-cell office:value-type="float" office:value="121.51">
            <text:p>121.51</text:p>
          </table:table-cell>
          <table:table-cell office:value-type="float" office:value="301.513">
            <text:p>301.513</text:p>
          </table:table-cell>
          <table:table-cell office:value-type="float" office:value="106.42">
            <text:p>106.42</text:p>
          </table:table-cell>
          <table:table-cell office:value-type="string">
            <text:p><text:s/>1 ♌ 30' 36"</text:p>
          </table:table-cell>
          <table:table-cell office:value-type="string">
            <text:p><text:s/>1 ♒ 30' 48"</text:p>
          </table:table-cell>
          <table:table-cell office:value-type="string">
            <text:p>16 ♋ 25' 12"</text:p>
          </table:table-cell>
          <table:table-cell office:value-type="float" office:value="19.831">
            <text:p>19.831</text:p>
          </table:table-cell>
          <table:table-cell office:value-type="float" office:value="-21.171">
            <text:p>-21.171</text:p>
          </table:table-cell>
          <table:table-cell office:value-type="float" office:value="-1.375">
            <text:p>-1.375</text:p>
          </table:table-cell>
          <table:table-cell office:value-type="float" office:value="98941.513">
            <text:p>98941.513</text:p>
          </table:table-cell>
          <table:table-cell office:value-type="float" office:value="7681.51">
            <text:p>7681.51</text:p>
          </table:table-cell>
          <table:table-cell office:value-type="float" office:value="-253.58">
            <text:p>-253.58</text:p>
          </table:table-cell>
          <table:table-cell table:style-name="ce7" office:value-type="float" office:value="91620.003">
            <text:p>91620</text:p>
          </table:table-cell>
          <table:table-cell table:style-name="ce9" table:formula="of:=[.X11] / 360" office:value-type="float" office:value="254.500008333333">
            <text:p>254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99555.093">
            <text:p>99555.093</text:p>
          </table:table-cell>
          <table:table-cell office:value-type="float" office:value="195.093">
            <text:p>195.093</text:p>
          </table:table-cell>
        </table:table-row>
        <table:table-row table:style-name="ro3">
          <table:table-cell table:style-name="ce3" office:value-type="string">
            <text:p>1926-12-19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12-19 01:09 EST-0500</text:p>
          </table:table-cell>
          <table:table-cell office:value-type="string">
            <text:p>Sun</text:p>
          </table:table-cell>
          <table:table-cell office:value-type="float" office:value="7426">
            <text:p>7426</text:p>
          </table:table-cell>
          <table:table-cell office:value-type="float" office:value="1065">
            <text:p>1065</text:p>
          </table:table-cell>
          <table:table-cell office:value-type="float" office:value="251">
            <text:p>251</text:p>
          </table:table-cell>
          <table:table-cell office:value-type="float" office:value="11.596">
            <text:p>11.596</text:p>
          </table:table-cell>
          <table:table-cell office:value-type="float" office:value="11.598">
            <text:p>11.598</text:p>
          </table:table-cell>
          <table:table-cell office:value-type="float" office:value="7.142">
            <text:p>7.142</text:p>
          </table:table-cell>
          <table:table-cell office:value-type="float" office:value="266.596">
            <text:p>266.596</text:p>
          </table:table-cell>
          <table:table-cell office:value-type="float" office:value="86.598">
            <text:p>86.598</text:p>
          </table:table-cell>
          <table:table-cell office:value-type="float" office:value="97.142">
            <text:p>97.142</text:p>
          </table:table-cell>
          <table:table-cell office:value-type="string">
            <text:p>26 ♐ 35' 43"</text:p>
          </table:table-cell>
          <table:table-cell office:value-type="string">
            <text:p>26 ♊ 35' 53"</text:p>
          </table:table-cell>
          <table:table-cell office:value-type="string">
            <text:p><text:s/>7 ♋ 08' 30"</text:p>
          </table:table-cell>
          <table:table-cell office:value-type="float" office:value="-23.405">
            <text:p>-23.405</text:p>
          </table:table-cell>
          <table:table-cell office:value-type="float" office:value="22.437">
            <text:p>22.437</text:p>
          </table:table-cell>
          <table:table-cell office:value-type="float" office:value="-0.968">
            <text:p>-0.968</text:p>
          </table:table-cell>
          <table:table-cell office:value-type="float" office:value="100886.598">
            <text:p>100886.598</text:p>
          </table:table-cell>
          <table:table-cell office:value-type="float" office:value="7826.596">
            <text:p>7826.596</text:p>
          </table:table-cell>
          <table:table-cell office:value-type="float" office:value="-262.858">
            <text:p>-262.858</text:p>
          </table:table-cell>
          <table:table-cell table:style-name="ce7" office:value-type="float" office:value="93420.002">
            <text:p>93420</text:p>
          </table:table-cell>
          <table:table-cell table:style-name="ce9" table:formula="of:=[.X12] / 360" office:value-type="float" office:value="259.500005555556">
            <text:p>259.5</text:p>
          </table:table-cell>
          <table:table-cell table:style-name="ce7" office:value-type="float" office:value="180.002">
            <text:p>180</text:p>
          </table:table-cell>
          <table:table-cell office:value-type="float" office:value="15">
            <text:p>15</text:p>
          </table:table-cell>
          <table:table-cell office:value-type="float" office:value="101509.456">
            <text:p>101509.456</text:p>
          </table:table-cell>
          <table:table-cell office:value-type="float" office:value="349.456">
            <text:p>349.456</text:p>
          </table:table-cell>
        </table:table-row>
        <table:table-row table:style-name="ro3">
          <table:table-cell table:style-name="ce2" office:value-type="string">
            <text:p>1927-01-03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1-03 15:28 EST-0500</text:p>
          </table:table-cell>
          <table:table-cell table:style-name="ce6" office:value-type="string">
            <text:p>Mon</text:p>
          </table:table-cell>
          <table:table-cell table:style-name="ce6" office:value-type="float" office:value="7441">
            <text:p>7441</text:p>
          </table:table-cell>
          <table:table-cell table:style-name="ce6" office:value-type="float" office:value="1067">
            <text:p>1067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12.488">
            <text:p>12.488</text:p>
          </table:table-cell>
          <table:table-cell table:style-name="ce6" office:value-type="float" office:value="12.492">
            <text:p>12.492</text:p>
          </table:table-cell>
          <table:table-cell table:style-name="ce6" office:value-type="float" office:value="7.206">
            <text:p>7.206</text:p>
          </table:table-cell>
          <table:table-cell table:style-name="ce6" office:value-type="float" office:value="282.488">
            <text:p>282.488</text:p>
          </table:table-cell>
          <table:table-cell table:style-name="ce6" office:value-type="float" office:value="282.492">
            <text:p>282.492</text:p>
          </table:table-cell>
          <table:table-cell table:style-name="ce6" office:value-type="float" office:value="97.206">
            <text:p>97.206</text:p>
          </table:table-cell>
          <table:table-cell table:style-name="ce6" office:value-type="string">
            <text:p>12 ♑ 29' 16"</text:p>
          </table:table-cell>
          <table:table-cell table:style-name="ce6" office:value-type="string">
            <text:p>12 ♑ 29' 29"</text:p>
          </table:table-cell>
          <table:table-cell table:style-name="ce6" office:value-type="string">
            <text:p><text:s/>7 ♋ 12' 20"</text:p>
          </table:table-cell>
          <table:table-cell table:style-name="ce6" office:value-type="float" office:value="-22.862">
            <text:p>-22.862</text:p>
          </table:table-cell>
          <table:table-cell table:style-name="ce6" office:value-type="float" office:value="-23.347">
            <text:p>-23.347</text:p>
          </table:table-cell>
          <table:table-cell table:style-name="ce6" office:value-type="float" office:value="-0.488">
            <text:p>-0.488</text:p>
          </table:table-cell>
          <table:table-cell table:style-name="ce6" office:value-type="float" office:value="101082.492">
            <text:p>101082.492</text:p>
          </table:table-cell>
          <table:table-cell table:style-name="ce6" office:value-type="float" office:value="7842.488">
            <text:p>7842.488</text:p>
          </table:table-cell>
          <table:table-cell table:style-name="ce6" office:value-type="float" office:value="-262.794">
            <text:p>-262.794</text:p>
          </table:table-cell>
          <table:table-cell table:style-name="ce8" office:value-type="float" office:value="93600.004">
            <text:p>93600</text:p>
          </table:table-cell>
          <table:table-cell table:style-name="ce10" table:formula="of:=[.X13] / 360" office:value-type="float" office:value="260.000011111111">
            <text:p>260.0</text:p>
          </table:table-cell>
          <table:table-cell table:style-name="ce8" office:value-type="float" office:value="0.00400000000081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1705.286">
            <text:p>101705.286</text:p>
          </table:table-cell>
          <table:table-cell table:style-name="ce6" office:value-type="float" office:value="185.286">
            <text:p>185.286</text:p>
          </table:table-cell>
        </table:table-row>
        <table:table-row table:style-name="ro3">
          <table:table-cell table:style-name="ce3" office:value-type="string">
            <text:p>1927-06-15</text:p>
          </table:table-cell>
          <table:table-cell table:style-name="ce3"/>
          <table:table-cell table:style-name="ce3" office:value-type="string">
            <text:p>Partial</text:p>
          </table:table-cell>
          <table:table-cell table:style-name="ce6" office:value-type="string">
            <text:p>1927-06-15 03:20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598">
            <text:p>7598</text:p>
          </table:table-cell>
          <table:table-cell table:style-name="ce6" office:value-type="float" office:value="1089">
            <text:p>1089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8.245">
            <text:p>8.245</text:p>
          </table:table-cell>
          <table:table-cell table:style-name="ce6" office:value-type="float" office:value="8.25">
            <text:p>8.25</text:p>
          </table:table-cell>
          <table:table-cell table:style-name="ce6" office:value-type="float" office:value="12.891">
            <text:p>12.891</text:p>
          </table:table-cell>
          <table:table-cell table:style-name="ce6" office:value-type="float" office:value="83.245">
            <text:p>83.245</text:p>
          </table:table-cell>
          <table:table-cell table:style-name="ce6" office:value-type="float" office:value="263.25">
            <text:p>263.25</text:p>
          </table:table-cell>
          <table:table-cell table:style-name="ce6" office:value-type="float" office:value="87.891">
            <text:p>87.891</text:p>
          </table:table-cell>
          <table:table-cell table:style-name="ce6" office:value-type="string">
            <text:p>23 ♊ 14' 42"</text:p>
          </table:table-cell>
          <table:table-cell table:style-name="ce6" office:value-type="string">
            <text:p>23 ♐ 14' 59"</text:p>
          </table:table-cell>
          <table:table-cell table:style-name="ce6" office:value-type="string">
            <text:p>27 ♊ 53' 26"</text:p>
          </table:table-cell>
          <table:table-cell table:style-name="ce6" office:value-type="float" office:value="23.276">
            <text:p>23.276</text:p>
          </table:table-cell>
          <table:table-cell table:style-name="ce6" office:value-type="float" office:value="-22.849">
            <text:p>-22.849</text:p>
          </table:table-cell>
          <table:table-cell table:style-name="ce6" office:value-type="float" office:value="0.428">
            <text:p>0.428</text:p>
          </table:table-cell>
          <table:table-cell table:style-name="ce6" office:value-type="float" office:value="103223.25">
            <text:p>103223.25</text:p>
          </table:table-cell>
          <table:table-cell table:style-name="ce6" office:value-type="float" office:value="8003.245">
            <text:p>8003.245</text:p>
          </table:table-cell>
          <table:table-cell table:style-name="ce6" office:value-type="float" office:value="-272.109">
            <text:p>-272.109</text:p>
          </table:table-cell>
          <table:table-cell table:style-name="ce8" office:value-type="float" office:value="95580.005">
            <text:p>95580</text:p>
          </table:table-cell>
          <table:table-cell table:style-name="ce10" table:formula="of:=[.X14] / 360" office:value-type="float" office:value="265.500013888889">
            <text:p>265.5</text:p>
          </table:table-cell>
          <table:table-cell table:style-name="ce8" office:value-type="float" office:value="180.005">
            <text:p>18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3855.359">
            <text:p>103855.359</text:p>
          </table:table-cell>
          <table:table-cell table:style-name="ce6" office:value-type="float" office:value="175.359">
            <text:p>175.359</text:p>
          </table:table-cell>
        </table:table-row>
        <table:table-row table:style-name="ro3">
          <table:table-cell table:style-name="ce2" office:value-type="string">
            <text:p>1927-06-29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6-29 01:32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612">
            <text:p>7612</text:p>
          </table:table-cell>
          <table:table-cell table:style-name="ce6" office:value-type="float" office:value="1091">
            <text:p>1091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6.531">
            <text:p>6.531</text:p>
          </table:table-cell>
          <table:table-cell table:style-name="ce6" office:value-type="float" office:value="6.534">
            <text:p>6.534</text:p>
          </table:table-cell>
          <table:table-cell table:style-name="ce6" office:value-type="float" office:value="12.929">
            <text:p>12.929</text:p>
          </table:table-cell>
          <table:table-cell table:style-name="ce6" office:value-type="float" office:value="96.531">
            <text:p>96.531</text:p>
          </table:table-cell>
          <table:table-cell table:style-name="ce6" office:value-type="float" office:value="96.534">
            <text:p>96.534</text:p>
          </table:table-cell>
          <table:table-cell table:style-name="ce6" office:value-type="float" office:value="87.929">
            <text:p>87.929</text:p>
          </table:table-cell>
          <table:table-cell table:style-name="ce6" office:value-type="string">
            <text:p><text:s/>6 ♋ 31' 53"</text:p>
          </table:table-cell>
          <table:table-cell table:style-name="ce6" office:value-type="string">
            <text:p><text:s/>6 ♋ 32' 03"</text:p>
          </table:table-cell>
          <table:table-cell table:style-name="ce6" office:value-type="string">
            <text:p>27 ♊ 55' 44"</text:p>
          </table:table-cell>
          <table:table-cell table:style-name="ce6" office:value-type="float" office:value="23.288">
            <text:p>23.288</text:p>
          </table:table-cell>
          <table:table-cell table:style-name="ce6" office:value-type="float" office:value="24.077">
            <text:p>24.077</text:p>
          </table:table-cell>
          <table:table-cell table:style-name="ce6" office:value-type="float" office:value="0.791">
            <text:p>0.791</text:p>
          </table:table-cell>
          <table:table-cell table:style-name="ce6" office:value-type="float" office:value="103416.534">
            <text:p>103416.534</text:p>
          </table:table-cell>
          <table:table-cell table:style-name="ce6" office:value-type="float" office:value="8016.531">
            <text:p>8016.531</text:p>
          </table:table-cell>
          <table:table-cell table:style-name="ce6" office:value-type="float" office:value="-272.071">
            <text:p>-272.071</text:p>
          </table:table-cell>
          <table:table-cell table:style-name="ce8" office:value-type="float" office:value="95760.003">
            <text:p>95760</text:p>
          </table:table-cell>
          <table:table-cell table:style-name="ce10" table:formula="of:=[.X15] / 360" office:value-type="float" office:value="266.000008333333">
            <text:p>266.0</text:p>
          </table:table-cell>
          <table:table-cell table:style-name="ce8" office:value-type="float" office:value="0.00299999999697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4048.605">
            <text:p>104048.605</text:p>
          </table:table-cell>
          <table:table-cell table:style-name="ce6" office:value-type="float" office:value="8.605">
            <text:p>8.605</text:p>
          </table:table-cell>
        </table:table-row>
        <table:table-row table:style-name="ro3">
          <table:table-cell table:style-name="ce3" office:value-type="string">
            <text:p>1927-12-08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7-12-08 12:33 EST-0500</text:p>
          </table:table-cell>
          <table:table-cell office:value-type="string">
            <text:p>Thu</text:p>
          </table:table-cell>
          <table:table-cell office:value-type="float" office:value="7769">
            <text:p>7769</text:p>
          </table:table-cell>
          <table:table-cell office:value-type="float" office:value="1114">
            <text:p>1114</text:p>
          </table:table-cell>
          <table:table-cell office:value-type="float" office:value="263">
            <text:p>263</text:p>
          </table:table-cell>
          <table:table-cell office:value-type="float" office:value="0.645">
            <text:p>0.645</text:p>
          </table:table-cell>
          <table:table-cell office:value-type="float" office:value="0.651">
            <text:p>0.651</text:p>
          </table:table-cell>
          <table:table-cell office:value-type="float" office:value="3.691">
            <text:p>3.691</text:p>
          </table:table-cell>
          <table:table-cell office:value-type="float" office:value="255.645">
            <text:p>255.645</text:p>
          </table:table-cell>
          <table:table-cell office:value-type="float" office:value="75.651">
            <text:p>75.651</text:p>
          </table:table-cell>
          <table:table-cell office:value-type="float" office:value="78.691">
            <text:p>78.691</text:p>
          </table:table-cell>
          <table:table-cell office:value-type="string">
            <text:p>15 ♐ 38' 42"</text:p>
          </table:table-cell>
          <table:table-cell office:value-type="string">
            <text:p>15 ♊ 39' 03"</text:p>
          </table:table-cell>
          <table:table-cell office:value-type="string">
            <text:p>18 ♊ 41' 28"</text:p>
          </table:table-cell>
          <table:table-cell office:value-type="float" office:value="-22.675">
            <text:p>-22.675</text:p>
          </table:table-cell>
          <table:table-cell office:value-type="float" office:value="22.396">
            <text:p>22.396</text:p>
          </table:table-cell>
          <table:table-cell office:value-type="float" office:value="-0.281">
            <text:p>-0.281</text:p>
          </table:table-cell>
          <table:table-cell office:value-type="float" office:value="105555.651">
            <text:p>105555.651</text:p>
          </table:table-cell>
          <table:table-cell office:value-type="float" office:value="8175.645">
            <text:p>8175.645</text:p>
          </table:table-cell>
          <table:table-cell office:value-type="float" office:value="-281.309">
            <text:p>-281.309</text:p>
          </table:table-cell>
          <table:table-cell table:style-name="ce7" office:value-type="float" office:value="97740.006">
            <text:p>97740</text:p>
          </table:table-cell>
          <table:table-cell table:style-name="ce9" table:formula="of:=[.X16] / 360" office:value-type="float" office:value="271.500016666667">
            <text:p>271.5</text:p>
          </table:table-cell>
          <table:table-cell table:style-name="ce7" office:value-type="float" office:value="180.006">
            <text:p>180</text:p>
          </table:table-cell>
          <table:table-cell office:value-type="float" office:value="15">
            <text:p>15</text:p>
          </table:table-cell>
          <table:table-cell office:value-type="float" office:value="106196.96">
            <text:p>106196.96</text:p>
          </table:table-cell>
          <table:table-cell office:value-type="float" office:value="356.96">
            <text:p>356.96</text:p>
          </table:table-cell>
        </table:table-row>
        <table:table-row table:style-name="ro3">
          <table:table-cell table:style-name="ce2" office:value-type="string">
            <text:p>1927-12-24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7-12-23 23:14 EST-0500</text:p>
          </table:table-cell>
          <table:table-cell office:value-type="string">
            <text:p>Fri</text:p>
          </table:table-cell>
          <table:table-cell office:value-type="float" office:value="7784">
            <text:p>7784</text:p>
          </table:table-cell>
          <table:table-cell office:value-type="float" office:value="1116">
            <text:p>1116</text:p>
          </table:table-cell>
          <table:table-cell office:value-type="float" office:value="263">
            <text:p>263</text:p>
          </table:table-cell>
          <table:table-cell office:value-type="float" office:value="1.362">
            <text:p>1.362</text:p>
          </table:table-cell>
          <table:table-cell office:value-type="float" office:value="1.365">
            <text:p>1.365</text:p>
          </table:table-cell>
          <table:table-cell office:value-type="float" office:value="3.751">
            <text:p>3.751</text:p>
          </table:table-cell>
          <table:table-cell office:value-type="float" office:value="271.362">
            <text:p>271.362</text:p>
          </table:table-cell>
          <table:table-cell office:value-type="float" office:value="271.365">
            <text:p>271.365</text:p>
          </table:table-cell>
          <table:table-cell office:value-type="float" office:value="78.751">
            <text:p>78.751</text:p>
          </table:table-cell>
          <table:table-cell office:value-type="string">
            <text:p><text:s/>1 ♑ 21' 42"</text:p>
          </table:table-cell>
          <table:table-cell office:value-type="string">
            <text:p><text:s/>1 ♑ 21' 54"</text:p>
          </table:table-cell>
          <table:table-cell office:value-type="string">
            <text:p>18 ♊ 45' 01"</text:p>
          </table:table-cell>
          <table:table-cell office:value-type="float" office:value="-23.442">
            <text:p>-23.442</text:p>
          </table:table-cell>
          <table:table-cell office:value-type="float" office:value="-24.597">
            <text:p>-24.597</text:p>
          </table:table-cell>
          <table:table-cell office:value-type="float" office:value="-1.155">
            <text:p>-1.155</text:p>
          </table:table-cell>
          <table:table-cell office:value-type="float" office:value="105751.365">
            <text:p>105751.365</text:p>
          </table:table-cell>
          <table:table-cell office:value-type="float" office:value="8191.362">
            <text:p>8191.362</text:p>
          </table:table-cell>
          <table:table-cell office:value-type="float" office:value="-281.249">
            <text:p>-281.249</text:p>
          </table:table-cell>
          <table:table-cell table:style-name="ce7" office:value-type="float" office:value="97920.003">
            <text:p>97920</text:p>
          </table:table-cell>
          <table:table-cell table:style-name="ce9" table:formula="of:=[.X17] / 360" office:value-type="float" office:value="272.000008333333">
            <text:p>272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06392.614">
            <text:p>106392.614</text:p>
          </table:table-cell>
          <table:table-cell office:value-type="float" office:value="192.614">
            <text:p>192.614</text:p>
          </table:table-cell>
        </table:table-row>
        <table:table-row table:style-name="ro3">
          <table:table-cell table:style-name="ce2" office:value-type="string">
            <text:p>1928-05-1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8-05-19 08:15 EST-0500</text:p>
          </table:table-cell>
          <table:table-cell office:value-type="string">
            <text:p>Sat</text:p>
          </table:table-cell>
          <table:table-cell office:value-type="float" office:value="7926">
            <text:p>7926</text:p>
          </table:table-cell>
          <table:table-cell office:value-type="float" office:value="1135">
            <text:p>1135</text:p>
          </table:table-cell>
          <table:table-cell office:value-type="float" office:value="268">
            <text:p>268</text:p>
          </table:table-cell>
          <table:table-cell office:value-type="float" office:value="13.297">
            <text:p>13.297</text:p>
          </table:table-cell>
          <table:table-cell office:value-type="float" office:value="13.302">
            <text:p>13.302</text:p>
          </table:table-cell>
          <table:table-cell office:value-type="float" office:value="9.498">
            <text:p>9.498</text:p>
          </table:table-cell>
          <table:table-cell office:value-type="float" office:value="58.297">
            <text:p>58.297</text:p>
          </table:table-cell>
          <table:table-cell office:value-type="float" office:value="58.302">
            <text:p>58.302</text:p>
          </table:table-cell>
          <table:table-cell office:value-type="float" office:value="69.498">
            <text:p>69.498</text:p>
          </table:table-cell>
          <table:table-cell office:value-type="string">
            <text:p>28 ♉ 17' 47"</text:p>
          </table:table-cell>
          <table:table-cell office:value-type="string">
            <text:p>28 ♉ 18' 06"</text:p>
          </table:table-cell>
          <table:table-cell office:value-type="string">
            <text:p><text:s/>9 ♊ 29' 53"</text:p>
          </table:table-cell>
          <table:table-cell office:value-type="float" office:value="19.789">
            <text:p>19.789</text:p>
          </table:table-cell>
          <table:table-cell office:value-type="float" office:value="18.787">
            <text:p>18.787</text:p>
          </table:table-cell>
          <table:table-cell office:value-type="float" office:value="-1.029">
            <text:p>-1.029</text:p>
          </table:table-cell>
          <table:table-cell office:value-type="float" office:value="107698.302">
            <text:p>107698.302</text:p>
          </table:table-cell>
          <table:table-cell office:value-type="float" office:value="8338.297">
            <text:p>8338.297</text:p>
          </table:table-cell>
          <table:table-cell office:value-type="float" office:value="-290.502">
            <text:p>-290.502</text:p>
          </table:table-cell>
          <table:table-cell table:style-name="ce7" office:value-type="float" office:value="99720.005">
            <text:p>99720</text:p>
          </table:table-cell>
          <table:table-cell table:style-name="ce9" table:formula="of:=[.X18] / 360" office:value-type="float" office:value="277.000013888889">
            <text:p>277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108348.804">
            <text:p>108348.804</text:p>
          </table:table-cell>
          <table:table-cell office:value-type="float" office:value="348.804">
            <text:p>348.804</text:p>
          </table:table-cell>
        </table:table-row>
        <table:table-row table:style-name="ro3">
          <table:table-cell table:style-name="ce3" office:value-type="string">
            <text:p>1928-06-03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06-03 07:14 EST-0500</text:p>
          </table:table-cell>
          <table:table-cell office:value-type="string">
            <text:p>Sun</text:p>
          </table:table-cell>
          <table:table-cell office:value-type="float" office:value="7940">
            <text:p>7940</text:p>
          </table:table-cell>
          <table:table-cell office:value-type="float" office:value="1138">
            <text:p>1138</text:p>
          </table:table-cell>
          <table:table-cell office:value-type="float" office:value="269">
            <text:p>269</text:p>
          </table:table-cell>
          <table:table-cell office:value-type="float" office:value="12.652">
            <text:p>12.652</text:p>
          </table:table-cell>
          <table:table-cell office:value-type="float" office:value="12.655">
            <text:p>12.655</text:p>
          </table:table-cell>
          <table:table-cell office:value-type="float" office:value="9.532">
            <text:p>9.532</text:p>
          </table:table-cell>
          <table:table-cell office:value-type="float" office:value="72.652">
            <text:p>72.652</text:p>
          </table:table-cell>
          <table:table-cell office:value-type="float" office:value="252.655">
            <text:p>252.655</text:p>
          </table:table-cell>
          <table:table-cell office:value-type="float" office:value="69.532">
            <text:p>69.532</text:p>
          </table:table-cell>
          <table:table-cell office:value-type="string">
            <text:p>12 ♊ 39' 06"</text:p>
          </table:table-cell>
          <table:table-cell office:value-type="string">
            <text:p>12 ♐ 39' 19"</text:p>
          </table:table-cell>
          <table:table-cell office:value-type="string">
            <text:p><text:s/>9 ♊ 31' 53"</text:p>
          </table:table-cell>
          <table:table-cell office:value-type="float" office:value="22.323">
            <text:p>22.323</text:p>
          </table:table-cell>
          <table:table-cell office:value-type="float" office:value="-22.611">
            <text:p>-22.611</text:p>
          </table:table-cell>
          <table:table-cell office:value-type="float" office:value="-0.289">
            <text:p>-0.289</text:p>
          </table:table-cell>
          <table:table-cell office:value-type="float" office:value="107892.655">
            <text:p>107892.655</text:p>
          </table:table-cell>
          <table:table-cell office:value-type="float" office:value="8352.652">
            <text:p>8352.652</text:p>
          </table:table-cell>
          <table:table-cell office:value-type="float" office:value="-290.468">
            <text:p>-290.468</text:p>
          </table:table-cell>
          <table:table-cell table:style-name="ce7" office:value-type="float" office:value="99900.003">
            <text:p>99900</text:p>
          </table:table-cell>
          <table:table-cell table:style-name="ce9" table:formula="of:=[.X19] / 360" office:value-type="float" office:value="277.500008333333">
            <text:p>277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108543.123">
            <text:p>108543.123</text:p>
          </table:table-cell>
          <table:table-cell office:value-type="float" office:value="183.123">
            <text:p>183.123</text:p>
          </table:table-cell>
        </table:table-row>
        <table:table-row table:style-name="ro3">
          <table:table-cell table:style-name="ce2" office:value-type="string">
            <text:p>1928-06-17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06-17 15:42 EST-0500</text:p>
          </table:table-cell>
          <table:table-cell office:value-type="string">
            <text:p>Sun</text:p>
          </table:table-cell>
          <table:table-cell office:value-type="float" office:value="7954">
            <text:p>7954</text:p>
          </table:table-cell>
          <table:table-cell office:value-type="float" office:value="1140">
            <text:p>1140</text:p>
          </table:table-cell>
          <table:table-cell office:value-type="float" office:value="269">
            <text:p>269</text:p>
          </table:table-cell>
          <table:table-cell office:value-type="float" office:value="11.371">
            <text:p>11.371</text:p>
          </table:table-cell>
          <table:table-cell office:value-type="float" office:value="11.374">
            <text:p>11.374</text:p>
          </table:table-cell>
          <table:table-cell office:value-type="float" office:value="9.51">
            <text:p>9.51</text:p>
          </table:table-cell>
          <table:table-cell office:value-type="float" office:value="86.371">
            <text:p>86.371</text:p>
          </table:table-cell>
          <table:table-cell office:value-type="float" office:value="86.374">
            <text:p>86.374</text:p>
          </table:table-cell>
          <table:table-cell office:value-type="float" office:value="69.51">
            <text:p>69.51</text:p>
          </table:table-cell>
          <table:table-cell office:value-type="string">
            <text:p>26 ♊ 22' 13"</text:p>
          </table:table-cell>
          <table:table-cell office:value-type="string">
            <text:p>26 ♊ 22' 26"</text:p>
          </table:table-cell>
          <table:table-cell office:value-type="string">
            <text:p><text:s/>9 ♊ 30' 34"</text:p>
          </table:table-cell>
          <table:table-cell office:value-type="float" office:value="23.399">
            <text:p>23.399</text:p>
          </table:table-cell>
          <table:table-cell office:value-type="float" office:value="24.931">
            <text:p>24.931</text:p>
          </table:table-cell>
          <table:table-cell office:value-type="float" office:value="1.532">
            <text:p>1.532</text:p>
          </table:table-cell>
          <table:table-cell office:value-type="float" office:value="108086.374">
            <text:p>108086.374</text:p>
          </table:table-cell>
          <table:table-cell office:value-type="float" office:value="8366.371">
            <text:p>8366.371</text:p>
          </table:table-cell>
          <table:table-cell office:value-type="float" office:value="-290.49">
            <text:p>-290.49</text:p>
          </table:table-cell>
          <table:table-cell table:style-name="ce7" office:value-type="float" office:value="100080.003">
            <text:p>100080</text:p>
          </table:table-cell>
          <table:table-cell table:style-name="ce9" table:formula="of:=[.X20] / 360" office:value-type="float" office:value="278.000008333333">
            <text:p>278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08736.864">
            <text:p>108736.864</text:p>
          </table:table-cell>
          <table:table-cell office:value-type="float" office:value="16.864">
            <text:p>16.864</text:p>
          </table:table-cell>
        </table:table-row>
        <table:table-row table:style-name="ro3">
          <table:table-cell table:style-name="ce2" office:value-type="string">
            <text:p>1928-11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11-12 04:36 EST-0500</text:p>
          </table:table-cell>
          <table:table-cell office:value-type="string">
            <text:p>Mon</text:p>
          </table:table-cell>
          <table:table-cell office:value-type="float" office:value="8098">
            <text:p>8098</text:p>
          </table:table-cell>
          <table:table-cell office:value-type="float" office:value="1161">
            <text:p>1161</text:p>
          </table:table-cell>
          <table:table-cell office:value-type="float" office:value="274">
            <text:p>274</text:p>
          </table:table-cell>
          <table:table-cell office:value-type="float" office:value="4.774">
            <text:p>4.774</text:p>
          </table:table-cell>
          <table:table-cell office:value-type="float" office:value="4.776">
            <text:p>4.776</text:p>
          </table:table-cell>
          <table:table-cell office:value-type="float" office:value="0.443">
            <text:p>0.443</text:p>
          </table:table-cell>
          <table:table-cell office:value-type="float" office:value="229.774">
            <text:p>229.774</text:p>
          </table:table-cell>
          <table:table-cell office:value-type="float" office:value="229.776">
            <text:p>229.776</text:p>
          </table:table-cell>
          <table:table-cell office:value-type="float" office:value="60.443">
            <text:p>60.443</text:p>
          </table:table-cell>
          <table:table-cell office:value-type="string">
            <text:p>19 ♏ 46' 25"</text:p>
          </table:table-cell>
          <table:table-cell office:value-type="string">
            <text:p>19 ♏ 46' 34"</text:p>
          </table:table-cell>
          <table:table-cell office:value-type="string">
            <text:p><text:s/>0 ♊ 26' 33"</text:p>
          </table:table-cell>
          <table:table-cell office:value-type="float" office:value="-17.688">
            <text:p>-17.688</text:p>
          </table:table-cell>
          <table:table-cell office:value-type="float" office:value="-16.744">
            <text:p>-16.744</text:p>
          </table:table-cell>
          <table:table-cell office:value-type="float" office:value="0.981">
            <text:p>0.981</text:p>
          </table:table-cell>
          <table:table-cell office:value-type="float" office:value="110029.776">
            <text:p>110029.776</text:p>
          </table:table-cell>
          <table:table-cell office:value-type="float" office:value="8509.774">
            <text:p>8509.774</text:p>
          </table:table-cell>
          <table:table-cell office:value-type="float" office:value="-299.557">
            <text:p>-299.557</text:p>
          </table:table-cell>
          <table:table-cell table:style-name="ce7" office:value-type="float" office:value="101880.002">
            <text:p>101880</text:p>
          </table:table-cell>
          <table:table-cell table:style-name="ce9" table:formula="of:=[.X21] / 360" office:value-type="float" office:value="283.000005555556">
            <text:p>283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10689.333">
            <text:p>110689.333</text:p>
          </table:table-cell>
          <table:table-cell office:value-type="float" office:value="169.333">
            <text:p>169.333</text:p>
          </table:table-cell>
        </table:table-row>
        <table:table-row table:style-name="ro3">
          <table:table-cell table:style-name="ce3" office:value-type="string">
            <text:p>1928-11-27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11-27 04:06 EST-0500</text:p>
          </table:table-cell>
          <table:table-cell office:value-type="string">
            <text:p>Tue</text:p>
          </table:table-cell>
          <table:table-cell office:value-type="float" office:value="8113">
            <text:p>8113</text:p>
          </table:table-cell>
          <table:table-cell office:value-type="float" office:value="1163">
            <text:p>1163</text:p>
          </table:table-cell>
          <table:table-cell office:value-type="float" office:value="274">
            <text:p>274</text:p>
          </table:table-cell>
          <table:table-cell office:value-type="float" office:value="4.899">
            <text:p>4.899</text:p>
          </table:table-cell>
          <table:table-cell office:value-type="float" office:value="4.9">
            <text:p>4.9</text:p>
          </table:table-cell>
          <table:table-cell office:value-type="float" office:value="0.502">
            <text:p>0.502</text:p>
          </table:table-cell>
          <table:table-cell office:value-type="float" office:value="244.899">
            <text:p>244.899</text:p>
          </table:table-cell>
          <table:table-cell office:value-type="float" office:value="64.9">
            <text:p>64.9</text:p>
          </table:table-cell>
          <table:table-cell office:value-type="float" office:value="60.502">
            <text:p>60.502</text:p>
          </table:table-cell>
          <table:table-cell office:value-type="string">
            <text:p><text:s/>4 ♐ 53' 54"</text:p>
          </table:table-cell>
          <table:table-cell office:value-type="string">
            <text:p><text:s/>4 ♊ 53' 58"</text:p>
          </table:table-cell>
          <table:table-cell office:value-type="string">
            <text:p><text:s/>0 ♊ 30' 06"</text:p>
          </table:table-cell>
          <table:table-cell office:value-type="float" office:value="-21.122">
            <text:p>-21.122</text:p>
          </table:table-cell>
          <table:table-cell office:value-type="float" office:value="21.523">
            <text:p>21.523</text:p>
          </table:table-cell>
          <table:table-cell office:value-type="float" office:value="0.407">
            <text:p>0.407</text:p>
          </table:table-cell>
          <table:table-cell office:value-type="float" office:value="110224.9">
            <text:p>110224.9</text:p>
          </table:table-cell>
          <table:table-cell office:value-type="float" office:value="8524.899">
            <text:p>8524.899</text:p>
          </table:table-cell>
          <table:table-cell office:value-type="float" office:value="-299.498">
            <text:p>-299.498</text:p>
          </table:table-cell>
          <table:table-cell table:style-name="ce7" office:value-type="float" office:value="102060.001">
            <text:p>102060</text:p>
          </table:table-cell>
          <table:table-cell table:style-name="ce9" table:formula="of:=[.X22] / 360" office:value-type="float" office:value="283.500002777778">
            <text:p>283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10884.398">
            <text:p>110884.398</text:p>
          </table:table-cell>
          <table:table-cell office:value-type="float" office:value="4.398">
            <text:p>4.398</text:p>
          </table:table-cell>
        </table:table-row>
        <table:table-row table:style-name="ro3">
          <table:table-cell table:style-name="ce2" office:value-type="string">
            <text:p>1929-05-0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9-05-09 01:08 EST-0500</text:p>
          </table:table-cell>
          <table:table-cell office:value-type="string">
            <text:p>Thu</text:p>
          </table:table-cell>
          <table:table-cell office:value-type="float" office:value="8271">
            <text:p>8271</text:p>
          </table:table-cell>
          <table:table-cell office:value-type="float" office:value="1186">
            <text:p>1186</text:p>
          </table:table-cell>
          <table:table-cell office:value-type="float" office:value="280">
            <text:p>280</text:p>
          </table:table-cell>
          <table:table-cell office:value-type="float" office:value="3.129">
            <text:p>3.129</text:p>
          </table:table-cell>
          <table:table-cell office:value-type="float" office:value="3.133">
            <text:p>3.133</text:p>
          </table:table-cell>
          <table:table-cell office:value-type="float" office:value="6.274">
            <text:p>6.274</text:p>
          </table:table-cell>
          <table:table-cell office:value-type="float" office:value="48.129">
            <text:p>48.129</text:p>
          </table:table-cell>
          <table:table-cell office:value-type="float" office:value="48.133">
            <text:p>48.133</text:p>
          </table:table-cell>
          <table:table-cell office:value-type="float" office:value="51.274">
            <text:p>51.274</text:p>
          </table:table-cell>
          <table:table-cell office:value-type="string">
            <text:p>18 ♉ 07' 44"</text:p>
          </table:table-cell>
          <table:table-cell office:value-type="string">
            <text:p>18 ♉ 07' 59"</text:p>
          </table:table-cell>
          <table:table-cell office:value-type="string">
            <text:p>21 ♉ 16' 25"</text:p>
          </table:table-cell>
          <table:table-cell office:value-type="float" office:value="17.237">
            <text:p>17.237</text:p>
          </table:table-cell>
          <table:table-cell office:value-type="float" office:value="16.96">
            <text:p>16.96</text:p>
          </table:table-cell>
          <table:table-cell office:value-type="float" office:value="-0.291">
            <text:p>-0.291</text:p>
          </table:table-cell>
          <table:table-cell office:value-type="float" office:value="112368.133">
            <text:p>112368.133</text:p>
          </table:table-cell>
          <table:table-cell office:value-type="float" office:value="8688.129">
            <text:p>8688.129</text:p>
          </table:table-cell>
          <table:table-cell office:value-type="float" office:value="-308.726">
            <text:p>-308.726</text:p>
          </table:table-cell>
          <table:table-cell table:style-name="ce7" office:value-type="float" office:value="104040.004">
            <text:p>104040</text:p>
          </table:table-cell>
          <table:table-cell table:style-name="ce9" table:formula="of:=[.X23] / 360" office:value-type="float" office:value="289.000011111111">
            <text:p>289.0</text:p>
          </table:table-cell>
          <table:table-cell table:style-name="ce7" office:value-type="float" office:value="0.00400000000081">
            <text:p>0</text:p>
          </table:table-cell>
          <table:table-cell office:value-type="float" office:value="30">
            <text:p>30</text:p>
          </table:table-cell>
          <table:table-cell office:value-type="float" office:value="113036.859">
            <text:p>113036.859</text:p>
          </table:table-cell>
          <table:table-cell office:value-type="float" office:value="356.859">
            <text:p>356.859</text:p>
          </table:table-cell>
        </table:table-row>
        <table:table-row table:style-name="ro3">
          <table:table-cell table:style-name="ce3" office:value-type="string">
            <text:p>1929-05-23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05-23 07:51 EST-0500</text:p>
          </table:table-cell>
          <table:table-cell office:value-type="string">
            <text:p>Thu</text:p>
          </table:table-cell>
          <table:table-cell office:value-type="float" office:value="8285">
            <text:p>8285</text:p>
          </table:table-cell>
          <table:table-cell office:value-type="float" office:value="1188">
            <text:p>1188</text:p>
          </table:table-cell>
          <table:table-cell office:value-type="float" office:value="280">
            <text:p>280</text:p>
          </table:table-cell>
          <table:table-cell office:value-type="float" office:value="1.89">
            <text:p>1.89</text:p>
          </table:table-cell>
          <table:table-cell office:value-type="float" office:value="1.895">
            <text:p>1.895</text:p>
          </table:table-cell>
          <table:table-cell office:value-type="float" office:value="6.318">
            <text:p>6.318</text:p>
          </table:table-cell>
          <table:table-cell office:value-type="float" office:value="61.89">
            <text:p>61.89</text:p>
          </table:table-cell>
          <table:table-cell office:value-type="float" office:value="241.895">
            <text:p>241.895</text:p>
          </table:table-cell>
          <table:table-cell office:value-type="float" office:value="51.318">
            <text:p>51.318</text:p>
          </table:table-cell>
          <table:table-cell office:value-type="string">
            <text:p><text:s/>1 ♊ 53' 23"</text:p>
          </table:table-cell>
          <table:table-cell office:value-type="string">
            <text:p><text:s/>1 ♐ 53' 41"</text:p>
          </table:table-cell>
          <table:table-cell office:value-type="string">
            <text:p>21 ♉ 19' 04"</text:p>
          </table:table-cell>
          <table:table-cell office:value-type="float" office:value="20.549">
            <text:p>20.549</text:p>
          </table:table-cell>
          <table:table-cell office:value-type="float" office:value="-21.501">
            <text:p>-21.501</text:p>
          </table:table-cell>
          <table:table-cell office:value-type="float" office:value="-0.971">
            <text:p>-0.971</text:p>
          </table:table-cell>
          <table:table-cell office:value-type="float" office:value="112561.895">
            <text:p>112561.895</text:p>
          </table:table-cell>
          <table:table-cell office:value-type="float" office:value="8701.89">
            <text:p>8701.89</text:p>
          </table:table-cell>
          <table:table-cell office:value-type="float" office:value="-308.682">
            <text:p>-308.682</text:p>
          </table:table-cell>
          <table:table-cell table:style-name="ce7" office:value-type="float" office:value="104220.005">
            <text:p>104220</text:p>
          </table:table-cell>
          <table:table-cell table:style-name="ce9" table:formula="of:=[.X24] / 360" office:value-type="float" office:value="289.500013888889">
            <text:p>289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13230.577">
            <text:p>113230.577</text:p>
          </table:table-cell>
          <table:table-cell office:value-type="float" office:value="190.577">
            <text:p>190.577</text:p>
          </table:table-cell>
        </table:table-row>
        <table:table-row table:style-name="ro3">
          <table:table-cell table:style-name="ce2" office:value-type="string">
            <text:p>1929-11-0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9-11-01 07:01 EST-0500</text:p>
          </table:table-cell>
          <table:table-cell office:value-type="string">
            <text:p>Fri</text:p>
          </table:table-cell>
          <table:table-cell office:value-type="float" office:value="8443">
            <text:p>8443</text:p>
          </table:table-cell>
          <table:table-cell office:value-type="float" office:value="1210">
            <text:p>1210</text:p>
          </table:table-cell>
          <table:table-cell office:value-type="float" office:value="286">
            <text:p>286</text:p>
          </table:table-cell>
          <table:table-cell office:value-type="float" office:value="8.594">
            <text:p>8.594</text:p>
          </table:table-cell>
          <table:table-cell office:value-type="float" office:value="8.597">
            <text:p>8.597</text:p>
          </table:table-cell>
          <table:table-cell office:value-type="float" office:value="12.162">
            <text:p>12.162</text:p>
          </table:table-cell>
          <table:table-cell office:value-type="float" office:value="218.594">
            <text:p>218.594</text:p>
          </table:table-cell>
          <table:table-cell office:value-type="float" office:value="218.597">
            <text:p>218.597</text:p>
          </table:table-cell>
          <table:table-cell office:value-type="float" office:value="42.162">
            <text:p>42.162</text:p>
          </table:table-cell>
          <table:table-cell office:value-type="string">
            <text:p><text:s/>8 ♏ 35' 38"</text:p>
          </table:table-cell>
          <table:table-cell office:value-type="string">
            <text:p><text:s/>8 ♏ 35' 50"</text:p>
          </table:table-cell>
          <table:table-cell office:value-type="string">
            <text:p>12 ♉ 09' 43"</text:p>
          </table:table-cell>
          <table:table-cell office:value-type="float" office:value="-14.374">
            <text:p>-14.374</text:p>
          </table:table-cell>
          <table:table-cell office:value-type="float" office:value="-14.063">
            <text:p>-14.063</text:p>
          </table:table-cell>
          <table:table-cell office:value-type="float" office:value="0.329">
            <text:p>0.329</text:p>
          </table:table-cell>
          <table:table-cell office:value-type="float" office:value="114698.597">
            <text:p>114698.597</text:p>
          </table:table-cell>
          <table:table-cell office:value-type="float" office:value="8858.594">
            <text:p>8858.594</text:p>
          </table:table-cell>
          <table:table-cell office:value-type="float" office:value="-317.838">
            <text:p>-317.838</text:p>
          </table:table-cell>
          <table:table-cell table:style-name="ce7" office:value-type="float" office:value="106200.003">
            <text:p>106200</text:p>
          </table:table-cell>
          <table:table-cell table:style-name="ce9" table:formula="of:=[.X25] / 360" office:value-type="float" office:value="295.000008333333">
            <text:p>295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15376.435">
            <text:p>115376.435</text:p>
          </table:table-cell>
          <table:table-cell office:value-type="float" office:value="176.435">
            <text:p>176.435</text:p>
          </table:table-cell>
        </table:table-row>
        <table:table-row table:style-name="ro3">
          <table:table-cell table:style-name="ce3" office:value-type="string">
            <text:p>1929-11-16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11-16 19:15 EST-0500</text:p>
          </table:table-cell>
          <table:table-cell office:value-type="string">
            <text:p>Sat</text:p>
          </table:table-cell>
          <table:table-cell office:value-type="float" office:value="8457">
            <text:p>8457</text:p>
          </table:table-cell>
          <table:table-cell office:value-type="float" office:value="1212">
            <text:p>1212</text:p>
          </table:table-cell>
          <table:table-cell office:value-type="float" office:value="286">
            <text:p>286</text:p>
          </table:table-cell>
          <table:table-cell office:value-type="float" office:value="9.179">
            <text:p>9.179</text:p>
          </table:table-cell>
          <table:table-cell office:value-type="float" office:value="9.184">
            <text:p>9.184</text:p>
          </table:table-cell>
          <table:table-cell office:value-type="float" office:value="12.21">
            <text:p>12.21</text:p>
          </table:table-cell>
          <table:table-cell office:value-type="float" office:value="234.179">
            <text:p>234.179</text:p>
          </table:table-cell>
          <table:table-cell office:value-type="float" office:value="54.184">
            <text:p>54.184</text:p>
          </table:table-cell>
          <table:table-cell office:value-type="float" office:value="42.21">
            <text:p>42.21</text:p>
          </table:table-cell>
          <table:table-cell office:value-type="string">
            <text:p>24 ♏ 10' 43"</text:p>
          </table:table-cell>
          <table:table-cell office:value-type="string">
            <text:p>24 ♉ 11' 01"</text:p>
          </table:table-cell>
          <table:table-cell office:value-type="string">
            <text:p>12 ♉ 12' 34"</text:p>
          </table:table-cell>
          <table:table-cell office:value-type="float" office:value="-18.825">
            <text:p>-18.825</text:p>
          </table:table-cell>
          <table:table-cell office:value-type="float" office:value="19.889">
            <text:p>19.889</text:p>
          </table:table-cell>
          <table:table-cell office:value-type="float" office:value="1.096">
            <text:p>1.096</text:p>
          </table:table-cell>
          <table:table-cell office:value-type="float" office:value="114894.184">
            <text:p>114894.184</text:p>
          </table:table-cell>
          <table:table-cell office:value-type="float" office:value="8874.179">
            <text:p>8874.179</text:p>
          </table:table-cell>
          <table:table-cell office:value-type="float" office:value="-317.79">
            <text:p>-317.79</text:p>
          </table:table-cell>
          <table:table-cell table:style-name="ce7" office:value-type="float" office:value="106380.005">
            <text:p>106380</text:p>
          </table:table-cell>
          <table:table-cell table:style-name="ce9" table:formula="of:=[.X26] / 360" office:value-type="float" office:value="295.500013888889">
            <text:p>295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15571.974">
            <text:p>115571.974</text:p>
          </table:table-cell>
          <table:table-cell office:value-type="float" office:value="11.974">
            <text:p>11.974</text:p>
          </table:table-cell>
        </table:table-row>
        <table:table-row table:style-name="ro3">
          <table:table-cell table:style-name="ce3" office:value-type="string">
            <text:p>1930-04-13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04-13 00:49 EST-0500</text:p>
          </table:table-cell>
          <table:table-cell office:value-type="string">
            <text:p>Sun</text:p>
          </table:table-cell>
          <table:table-cell office:value-type="float" office:value="8599">
            <text:p>8599</text:p>
          </table:table-cell>
          <table:table-cell office:value-type="float" office:value="1233">
            <text:p>1233</text:p>
          </table:table-cell>
          <table:table-cell office:value-type="float" office:value="291">
            <text:p>291</text:p>
          </table:table-cell>
          <table:table-cell office:value-type="float" office:value="7.581">
            <text:p>7.581</text:p>
          </table:table-cell>
          <table:table-cell office:value-type="float" office:value="7.583">
            <text:p>7.583</text:p>
          </table:table-cell>
          <table:table-cell office:value-type="float" office:value="2.772">
            <text:p>2.772</text:p>
          </table:table-cell>
          <table:table-cell office:value-type="float" office:value="22.581">
            <text:p>22.581</text:p>
          </table:table-cell>
          <table:table-cell office:value-type="float" office:value="202.583">
            <text:p>202.583</text:p>
          </table:table-cell>
          <table:table-cell office:value-type="float" office:value="32.772">
            <text:p>32.772</text:p>
          </table:table-cell>
          <table:table-cell office:value-type="string">
            <text:p>22 ♈ 34' 53"</text:p>
          </table:table-cell>
          <table:table-cell office:value-type="string">
            <text:p>22 ♎ 35' 00"</text:p>
          </table:table-cell>
          <table:table-cell office:value-type="string">
            <text:p><text:s/>2 ♉ 46' 17"</text:p>
          </table:table-cell>
          <table:table-cell office:value-type="float" office:value="8.79">
            <text:p>8.79</text:p>
          </table:table-cell>
          <table:table-cell office:value-type="float" office:value="-7.923">
            <text:p>-7.923</text:p>
          </table:table-cell>
          <table:table-cell office:value-type="float" office:value="0.935">
            <text:p>0.935</text:p>
          </table:table-cell>
          <table:table-cell office:value-type="float" office:value="116842.583">
            <text:p>116842.583</text:p>
          </table:table-cell>
          <table:table-cell office:value-type="float" office:value="9022.581">
            <text:p>9022.581</text:p>
          </table:table-cell>
          <table:table-cell office:value-type="float" office:value="-327.228">
            <text:p>-327.228</text:p>
          </table:table-cell>
          <table:table-cell table:style-name="ce7" office:value-type="float" office:value="108180.002">
            <text:p>108180</text:p>
          </table:table-cell>
          <table:table-cell table:style-name="ce9" table:formula="of:=[.X27] / 360" office:value-type="float" office:value="300.500005555556">
            <text:p>300.5</text:p>
          </table:table-cell>
          <table:table-cell table:style-name="ce7" office:value-type="float" office:value="180.002">
            <text:p>180</text:p>
          </table:table-cell>
          <table:table-cell office:value-type="float" office:value="15">
            <text:p>15</text:p>
          </table:table-cell>
          <table:table-cell office:value-type="float" office:value="117529.811">
            <text:p>117529.811</text:p>
          </table:table-cell>
          <table:table-cell office:value-type="float" office:value="169.811">
            <text:p>169.811</text:p>
          </table:table-cell>
        </table:table-row>
        <table:table-row table:style-name="ro3">
          <table:table-cell table:style-name="ce2" office:value-type="string">
            <text:p>1930-04-28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04-28 14:09 EST-0500</text:p>
          </table:table-cell>
          <table:table-cell office:value-type="string">
            <text:p>Mon</text:p>
          </table:table-cell>
          <table:table-cell office:value-type="float" office:value="8613">
            <text:p>8613</text:p>
          </table:table-cell>
          <table:table-cell office:value-type="float" office:value="1235">
            <text:p>1235</text:p>
          </table:table-cell>
          <table:table-cell office:value-type="float" office:value="291">
            <text:p>291</text:p>
          </table:table-cell>
          <table:table-cell office:value-type="float" office:value="7.759">
            <text:p>7.759</text:p>
          </table:table-cell>
          <table:table-cell office:value-type="float" office:value="7.762">
            <text:p>7.762</text:p>
          </table:table-cell>
          <table:table-cell office:value-type="float" office:value="2.827">
            <text:p>2.827</text:p>
          </table:table-cell>
          <table:table-cell office:value-type="float" office:value="37.759">
            <text:p>37.759</text:p>
          </table:table-cell>
          <table:table-cell office:value-type="float" office:value="37.762">
            <text:p>37.762</text:p>
          </table:table-cell>
          <table:table-cell office:value-type="float" office:value="32.827">
            <text:p>32.827</text:p>
          </table:table-cell>
          <table:table-cell office:value-type="string">
            <text:p><text:s/>7 ♉ 45' 30"</text:p>
          </table:table-cell>
          <table:table-cell office:value-type="string">
            <text:p><text:s/>7 ♉ 45' 43"</text:p>
          </table:table-cell>
          <table:table-cell office:value-type="string">
            <text:p><text:s/>2 ♉ 49' 36"</text:p>
          </table:table-cell>
          <table:table-cell office:value-type="float" office:value="14.104">
            <text:p>14.104</text:p>
          </table:table-cell>
          <table:table-cell office:value-type="float" office:value="14.536">
            <text:p>14.536</text:p>
          </table:table-cell>
          <table:table-cell office:value-type="float" office:value="0.455">
            <text:p>0.455</text:p>
          </table:table-cell>
          <table:table-cell office:value-type="float" office:value="117037.762">
            <text:p>117037.762</text:p>
          </table:table-cell>
          <table:table-cell office:value-type="float" office:value="9037.759">
            <text:p>9037.759</text:p>
          </table:table-cell>
          <table:table-cell office:value-type="float" office:value="-327.173">
            <text:p>-327.173</text:p>
          </table:table-cell>
          <table:table-cell table:style-name="ce7" office:value-type="float" office:value="108360.003">
            <text:p>108360</text:p>
          </table:table-cell>
          <table:table-cell table:style-name="ce9" table:formula="of:=[.X28] / 360" office:value-type="float" office:value="301.000008333333">
            <text:p>301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17724.935">
            <text:p>117724.935</text:p>
          </table:table-cell>
          <table:table-cell office:value-type="float" office:value="4.935">
            <text:p>4.935</text:p>
          </table:table-cell>
        </table:table-row>
        <table:table-row table:style-name="ro3">
          <table:table-cell table:style-name="ce3" office:value-type="string">
            <text:p>1930-10-07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table:style-name="ce7" office:value-type="float" office:value="110340.004">
            <text:p>110340</text:p>
          </table:table-cell>
          <table:table-cell table:style-name="ce9" table:formula="of:=[.X29] / 360" office:value-type="float" office:value="306.500011111111">
            <text:p>306.5</text:p>
          </table:table-cell>
          <table:table-cell table:style-name="ce7" office:value-type="float" office:value="180.004">
            <text:p>180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</table:table-row>
        <table:table-row table:style-name="ro3">
          <table:table-cell table:style-name="ce2" office:value-type="string">
            <text:p>1930-10-21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10-21 16:48 EST-0500</text:p>
          </table:table-cell>
          <table:table-cell office:value-type="string">
            <text:p>Tue</text:p>
          </table:table-cell>
          <table:table-cell office:value-type="float" office:value="8784">
            <text:p>8784</text:p>
          </table:table-cell>
          <table:table-cell office:value-type="float" office:value="1260">
            <text:p>1260</text:p>
          </table:table-cell>
          <table:table-cell office:value-type="float" office:value="297">
            <text:p>297</text:p>
          </table:table-cell>
          <table:table-cell office:value-type="float" office:value="12.78">
            <text:p>12.78</text:p>
          </table:table-cell>
          <table:table-cell office:value-type="float" office:value="12.781">
            <text:p>12.781</text:p>
          </table:table-cell>
          <table:table-cell office:value-type="float" office:value="8.686">
            <text:p>8.686</text:p>
          </table:table-cell>
          <table:table-cell office:value-type="float" office:value="207.78">
            <text:p>207.78</text:p>
          </table:table-cell>
          <table:table-cell office:value-type="float" office:value="207.781">
            <text:p>207.781</text:p>
          </table:table-cell>
          <table:table-cell office:value-type="float" office:value="23.686">
            <text:p>23.686</text:p>
          </table:table-cell>
          <table:table-cell office:value-type="string">
            <text:p>27 ♎ 46' 47"</text:p>
          </table:table-cell>
          <table:table-cell office:value-type="string">
            <text:p>27 ♎ 46' 52"</text:p>
          </table:table-cell>
          <table:table-cell office:value-type="string">
            <text:p>23 ♈ 41' 10"</text:p>
          </table:table-cell>
          <table:table-cell office:value-type="float" office:value="-10.689">
            <text:p>-10.689</text:p>
          </table:table-cell>
          <table:table-cell office:value-type="float" office:value="-11.043">
            <text:p>-11.043</text:p>
          </table:table-cell>
          <table:table-cell office:value-type="float" office:value="-0.378">
            <text:p>-0.378</text:p>
          </table:table-cell>
          <table:table-cell office:value-type="float" office:value="119367.781">
            <text:p>119367.781</text:p>
          </table:table-cell>
          <table:table-cell office:value-type="float" office:value="9207.78">
            <text:p>9207.78</text:p>
          </table:table-cell>
          <table:table-cell office:value-type="float" office:value="-336.314">
            <text:p>-336.314</text:p>
          </table:table-cell>
          <table:table-cell table:style-name="ce7" office:value-type="float" office:value="110520.001">
            <text:p>110520</text:p>
          </table:table-cell>
          <table:table-cell table:style-name="ce9" table:formula="of:=[.X30] / 360" office:value-type="float" office:value="307.000002777778">
            <text:p>307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0064.095">
            <text:p>120064.095</text:p>
          </table:table-cell>
          <table:table-cell office:value-type="float" office:value="184.095">
            <text:p>184.095</text:p>
          </table:table-cell>
        </table:table-row>
        <table:table-row table:style-name="ro3">
          <table:table-cell table:style-name="ce3" office:value-type="string">
            <text:p>1931-04-02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4-02 15:06 EST-0500</text:p>
          </table:table-cell>
          <table:table-cell office:value-type="string">
            <text:p>Thu</text:p>
          </table:table-cell>
          <table:table-cell office:value-type="float" office:value="8942">
            <text:p>8942</text:p>
          </table:table-cell>
          <table:table-cell office:value-type="float" office:value="1283">
            <text:p>1283</text:p>
          </table:table-cell>
          <table:table-cell office:value-type="float" office:value="303">
            <text:p>303</text:p>
          </table:table-cell>
          <table:table-cell office:value-type="float" office:value="12.124">
            <text:p>12.124</text:p>
          </table:table-cell>
          <table:table-cell office:value-type="float" office:value="12.128">
            <text:p>12.128</text:p>
          </table:table-cell>
          <table:table-cell office:value-type="float" office:value="14.373">
            <text:p>14.373</text:p>
          </table:table-cell>
          <table:table-cell office:value-type="float" office:value="12.124">
            <text:p>12.124</text:p>
          </table:table-cell>
          <table:table-cell office:value-type="float" office:value="192.128">
            <text:p>192.128</text:p>
          </table:table-cell>
          <table:table-cell office:value-type="float" office:value="14.373">
            <text:p>14.373</text:p>
          </table:table-cell>
          <table:table-cell office:value-type="string">
            <text:p>12 ♈ 07' 27"</text:p>
          </table:table-cell>
          <table:table-cell office:value-type="string">
            <text:p>12 ♎ 07' 39"</text:p>
          </table:table-cell>
          <table:table-cell office:value-type="string">
            <text:p>14 ♈ 22' 21"</text:p>
          </table:table-cell>
          <table:table-cell office:value-type="float" office:value="4.795">
            <text:p>4.795</text:p>
          </table:table-cell>
          <table:table-cell office:value-type="float" office:value="-4.604">
            <text:p>-4.604</text:p>
          </table:table-cell>
          <table:table-cell office:value-type="float" office:value="0.208">
            <text:p>0.208</text:p>
          </table:table-cell>
          <table:table-cell office:value-type="float" office:value="121512.128">
            <text:p>121512.128</text:p>
          </table:table-cell>
          <table:table-cell office:value-type="float" office:value="9372.124">
            <text:p>9372.124</text:p>
          </table:table-cell>
          <table:table-cell office:value-type="float" office:value="-345.627">
            <text:p>-345.627</text:p>
          </table:table-cell>
          <table:table-cell table:style-name="ce7" office:value-type="float" office:value="112500.004">
            <text:p>112500</text:p>
          </table:table-cell>
          <table:table-cell table:style-name="ce9" table:formula="of:=[.X31] / 360" office:value-type="float" office:value="312.500011111111">
            <text:p>312.5</text:p>
          </table:table-cell>
          <table:table-cell table:style-name="ce7" office:value-type="float" office:value="180.004">
            <text:p>180</text:p>
          </table:table-cell>
          <table:table-cell office:value-type="float" office:value="15">
            <text:p>15</text:p>
          </table:table-cell>
          <table:table-cell office:value-type="float" office:value="122217.755">
            <text:p>122217.755</text:p>
          </table:table-cell>
          <table:table-cell office:value-type="float" office:value="177.755">
            <text:p>177.755</text:p>
          </table:table-cell>
        </table:table-row>
        <table:table-row table:style-name="ro3">
          <table:table-cell table:style-name="ce2" office:value-type="string">
            <text:p>1931-04-17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4-17 20:00 EST-0500</text:p>
          </table:table-cell>
          <table:table-cell office:value-type="string">
            <text:p>Fri</text:p>
          </table:table-cell>
          <table:table-cell office:value-type="float" office:value="8957">
            <text:p>8957</text:p>
          </table:table-cell>
          <table:table-cell office:value-type="float" office:value="1285">
            <text:p>1285</text:p>
          </table:table-cell>
          <table:table-cell office:value-type="float" office:value="303">
            <text:p>303</text:p>
          </table:table-cell>
          <table:table-cell office:value-type="float" office:value="12.049">
            <text:p>12.049</text:p>
          </table:table-cell>
          <table:table-cell office:value-type="float" office:value="12.054">
            <text:p>12.054</text:p>
          </table:table-cell>
          <table:table-cell office:value-type="float" office:value="14.425">
            <text:p>14.425</text:p>
          </table:table-cell>
          <table:table-cell office:value-type="float" office:value="27.049">
            <text:p>27.049</text:p>
          </table:table-cell>
          <table:table-cell office:value-type="float" office:value="27.054">
            <text:p>27.054</text:p>
          </table:table-cell>
          <table:table-cell office:value-type="float" office:value="14.425">
            <text:p>14.425</text:p>
          </table:table-cell>
          <table:table-cell office:value-type="string">
            <text:p>27 ♈ 02' 55"</text:p>
          </table:table-cell>
          <table:table-cell office:value-type="string">
            <text:p>27 ♈ 03' 13"</text:p>
          </table:table-cell>
          <table:table-cell office:value-type="string">
            <text:p>14 ♈ 25' 30"</text:p>
          </table:table-cell>
          <table:table-cell office:value-type="float" office:value="10.426">
            <text:p>10.426</text:p>
          </table:table-cell>
          <table:table-cell office:value-type="float" office:value="11.507">
            <text:p>11.507</text:p>
          </table:table-cell>
          <table:table-cell office:value-type="float" office:value="1.157">
            <text:p>1.157</text:p>
          </table:table-cell>
          <table:table-cell office:value-type="float" office:value="121707.054">
            <text:p>121707.054</text:p>
          </table:table-cell>
          <table:table-cell office:value-type="float" office:value="9387.049">
            <text:p>9387.049</text:p>
          </table:table-cell>
          <table:table-cell office:value-type="float" office:value="-345.575">
            <text:p>-345.575</text:p>
          </table:table-cell>
          <table:table-cell table:style-name="ce7" office:value-type="float" office:value="112680.005">
            <text:p>112680</text:p>
          </table:table-cell>
          <table:table-cell table:style-name="ce9" table:formula="of:=[.X32] / 360" office:value-type="float" office:value="313.000013888889">
            <text:p>313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122412.629">
            <text:p>122412.629</text:p>
          </table:table-cell>
          <table:table-cell office:value-type="float" office:value="12.629">
            <text:p>12.629</text:p>
          </table:table-cell>
        </table:table-row>
        <table:table-row table:style-name="ro3">
          <table:table-cell table:style-name="ce2" office:value-type="string">
            <text:p>1931-09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9-11 23:26 EST-0500</text:p>
          </table:table-cell>
          <table:table-cell office:value-type="string">
            <text:p>Fri</text:p>
          </table:table-cell>
          <table:table-cell office:value-type="float" office:value="9100">
            <text:p>9100</text:p>
          </table:table-cell>
          <table:table-cell office:value-type="float" office:value="1306">
            <text:p>1306</text:p>
          </table:table-cell>
          <table:table-cell office:value-type="float" office:value="308">
            <text:p>308</text:p>
          </table:table-cell>
          <table:table-cell office:value-type="float" office:value="3.456">
            <text:p>3.456</text:p>
          </table:table-cell>
          <table:table-cell office:value-type="float" office:value="3.457">
            <text:p>3.457</text:p>
          </table:table-cell>
          <table:table-cell office:value-type="float" office:value="5.404">
            <text:p>5.404</text:p>
          </table:table-cell>
          <table:table-cell office:value-type="float" office:value="168.456">
            <text:p>168.456</text:p>
          </table:table-cell>
          <table:table-cell office:value-type="float" office:value="168.457">
            <text:p>168.457</text:p>
          </table:table-cell>
          <table:table-cell office:value-type="float" office:value="5.404">
            <text:p>5.404</text:p>
          </table:table-cell>
          <table:table-cell office:value-type="string">
            <text:p>18 ♍ 27' 22"</text:p>
          </table:table-cell>
          <table:table-cell office:value-type="string">
            <text:p>18 ♍ 27' 25"</text:p>
          </table:table-cell>
          <table:table-cell office:value-type="string">
            <text:p><text:s/>5 ♈ 24' 13"</text:p>
          </table:table-cell>
          <table:table-cell office:value-type="float" office:value="4.568">
            <text:p>4.568</text:p>
          </table:table-cell>
          <table:table-cell office:value-type="float" office:value="5.985">
            <text:p>5.985</text:p>
          </table:table-cell>
          <table:table-cell office:value-type="float" office:value="1.54">
            <text:p>1.54</text:p>
          </table:table-cell>
          <table:table-cell office:value-type="float" office:value="123648.457">
            <text:p>123648.457</text:p>
          </table:table-cell>
          <table:table-cell office:value-type="float" office:value="9528.456">
            <text:p>9528.456</text:p>
          </table:table-cell>
          <table:table-cell office:value-type="float" office:value="-354.596">
            <text:p>-354.596</text:p>
          </table:table-cell>
          <table:table-cell table:style-name="ce7" office:value-type="float" office:value="114480.001">
            <text:p>114480</text:p>
          </table:table-cell>
          <table:table-cell table:style-name="ce9" table:formula="of:=[.X33] / 360" office:value-type="float" office:value="318.000002777778">
            <text:p>318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4363.053">
            <text:p>124363.053</text:p>
          </table:table-cell>
          <table:table-cell office:value-type="float" office:value="163.053">
            <text:p>163.053</text:p>
          </table:table-cell>
        </table:table-row>
        <table:table-row table:style-name="ro3">
          <table:table-cell table:style-name="ce3" office:value-type="string">
            <text:p>1931-09-26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table:style-name="ce7" office:value-type="float" office:value="114660.003">
            <text:p>114660</text:p>
          </table:table-cell>
          <table:table-cell table:style-name="ce9" table:formula="of:=[.X34] / 360" office:value-type="float" office:value="318.500008333333">
            <text:p>318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</table:table-row>
        <table:table-row table:style-name="ro3">
          <table:table-cell table:style-name="ce2" office:value-type="string">
            <text:p>1931-10-11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10-11 08:06 EST-0500</text:p>
          </table:table-cell>
          <table:table-cell office:value-type="string">
            <text:p>Sun</text:p>
          </table:table-cell>
          <table:table-cell office:value-type="float" office:value="9129">
            <text:p>9129</text:p>
          </table:table-cell>
          <table:table-cell office:value-type="float" office:value="1311">
            <text:p>1311</text:p>
          </table:table-cell>
          <table:table-cell office:value-type="float" office:value="309">
            <text:p>309</text:p>
          </table:table-cell>
          <table:table-cell office:value-type="float" office:value="2.258">
            <text:p>2.258</text:p>
          </table:table-cell>
          <table:table-cell office:value-type="float" office:value="2.259">
            <text:p>2.259</text:p>
          </table:table-cell>
          <table:table-cell office:value-type="float" office:value="5.41">
            <text:p>5.41</text:p>
          </table:table-cell>
          <table:table-cell office:value-type="float" office:value="197.258">
            <text:p>197.258</text:p>
          </table:table-cell>
          <table:table-cell office:value-type="float" office:value="197.259">
            <text:p>197.259</text:p>
          </table:table-cell>
          <table:table-cell office:value-type="float" office:value="5.41">
            <text:p>5.41</text:p>
          </table:table-cell>
          <table:table-cell office:value-type="string">
            <text:p>17 ♎ 15' 28"</text:p>
          </table:table-cell>
          <table:table-cell office:value-type="string">
            <text:p>17 ♎ 15' 33"</text:p>
          </table:table-cell>
          <table:table-cell office:value-type="string">
            <text:p><text:s/>5 ♈ 24' 37"</text:p>
          </table:table-cell>
          <table:table-cell office:value-type="float" office:value="-6.781">
            <text:p>-6.781</text:p>
          </table:table-cell>
          <table:table-cell office:value-type="float" office:value="-7.786">
            <text:p>-7.786</text:p>
          </table:table-cell>
          <table:table-cell office:value-type="float" office:value="-1.088">
            <text:p>-1.088</text:p>
          </table:table-cell>
          <table:table-cell office:value-type="float" office:value="124037.259">
            <text:p>124037.259</text:p>
          </table:table-cell>
          <table:table-cell office:value-type="float" office:value="9557.258">
            <text:p>9557.258</text:p>
          </table:table-cell>
          <table:table-cell office:value-type="float" office:value="-354.59">
            <text:p>-354.59</text:p>
          </table:table-cell>
          <table:table-cell table:style-name="ce7" office:value-type="float" office:value="114840.001">
            <text:p>114840</text:p>
          </table:table-cell>
          <table:table-cell table:style-name="ce9" table:formula="of:=[.X35] / 360" office:value-type="float" office:value="319.000002777778">
            <text:p>319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4751.849">
            <text:p>124751.849</text:p>
          </table:table-cell>
          <table:table-cell office:value-type="float" office:value="191.849">
            <text:p>191.849</text:p>
          </table:table-cell>
        </table:table-row>
        <table:table-row table:style-name="ro3">
          <table:table-cell table:style-name="ce2" office:value-type="string">
            <text:p>1932-03-07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2-03-07 02:45 EST-0500</text:p>
          </table:table-cell>
          <table:table-cell office:value-type="string">
            <text:p>Mon</text:p>
          </table:table-cell>
          <table:table-cell office:value-type="float" office:value="9272">
            <text:p>9272</text:p>
          </table:table-cell>
          <table:table-cell office:value-type="float" office:value="1332">
            <text:p>1332</text:p>
          </table:table-cell>
          <table:table-cell office:value-type="float" office:value="314">
            <text:p>314</text:p>
          </table:table-cell>
          <table:table-cell office:value-type="float" office:value="1.546">
            <text:p>1.546</text:p>
          </table:table-cell>
          <table:table-cell office:value-type="float" office:value="1.548">
            <text:p>1.548</text:p>
          </table:table-cell>
          <table:table-cell office:value-type="float" office:value="11.139">
            <text:p>11.139</text:p>
          </table:table-cell>
          <table:table-cell office:value-type="float" office:value="346.546">
            <text:p>346.546</text:p>
          </table:table-cell>
          <table:table-cell office:value-type="float" office:value="346.548">
            <text:p>346.548</text:p>
          </table:table-cell>
          <table:table-cell office:value-type="float" office:value="356.139">
            <text:p>356.139</text:p>
          </table:table-cell>
          <table:table-cell office:value-type="string">
            <text:p>16 ♓ 32' 45"</text:p>
          </table:table-cell>
          <table:table-cell office:value-type="string">
            <text:p>16 ♓ 32' 53"</text:p>
          </table:table-cell>
          <table:table-cell office:value-type="string">
            <text:p>26 ♓ 08' 19"</text:p>
          </table:table-cell>
          <table:table-cell office:value-type="float" office:value="-5.313">
            <text:p>-5.313</text:p>
          </table:table-cell>
          <table:table-cell office:value-type="float" office:value="-6.125">
            <text:p>-6.125</text:p>
          </table:table-cell>
          <table:table-cell office:value-type="float" office:value="-0.883">
            <text:p>-0.883</text:p>
          </table:table-cell>
          <table:table-cell office:value-type="float" office:value="125986.548">
            <text:p>125986.548</text:p>
          </table:table-cell>
          <table:table-cell office:value-type="float" office:value="9706.546">
            <text:p>9706.546</text:p>
          </table:table-cell>
          <table:table-cell office:value-type="float" office:value="-363.861">
            <text:p>-363.861</text:p>
          </table:table-cell>
          <table:table-cell table:style-name="ce7" office:value-type="float" office:value="116640.002">
            <text:p>116640</text:p>
          </table:table-cell>
          <table:table-cell table:style-name="ce9" table:formula="of:=[.X36] / 360" office:value-type="float" office:value="324.000005555556">
            <text:p>324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26710.409">
            <text:p>126710.409</text:p>
          </table:table-cell>
          <table:table-cell office:value-type="float" office:value="350.409">
            <text:p>350.409</text:p>
          </table:table-cell>
        </table:table-row>
        <table:table-row table:style-name="ro3">
          <table:table-cell table:style-name="ce3" office:value-type="string">
            <text:p>1932-03-22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3-22 07:38 EST-0500</text:p>
          </table:table-cell>
          <table:table-cell office:value-type="string">
            <text:p>Tue</text:p>
          </table:table-cell>
          <table:table-cell office:value-type="float" office:value="9287">
            <text:p>9287</text:p>
          </table:table-cell>
          <table:table-cell office:value-type="float" office:value="1334">
            <text:p>1334</text:p>
          </table:table-cell>
          <table:table-cell office:value-type="float" office:value="314">
            <text:p>314</text:p>
          </table:table-cell>
          <table:table-cell office:value-type="float" office:value="1.69">
            <text:p>1.69</text:p>
          </table:table-cell>
          <table:table-cell office:value-type="float" office:value="1.695">
            <text:p>1.695</text:p>
          </table:table-cell>
          <table:table-cell office:value-type="float" office:value="11.199">
            <text:p>11.199</text:p>
          </table:table-cell>
          <table:table-cell office:value-type="float" office:value="1.69">
            <text:p>1.69</text:p>
          </table:table-cell>
          <table:table-cell office:value-type="float" office:value="181.695">
            <text:p>181.695</text:p>
          </table:table-cell>
          <table:table-cell office:value-type="float" office:value="356.199">
            <text:p>356.199</text:p>
          </table:table-cell>
          <table:table-cell office:value-type="string">
            <text:p><text:s/>1 ♈ 41' 23"</text:p>
          </table:table-cell>
          <table:table-cell office:value-type="string">
            <text:p><text:s/>1 ♎ 41' 42"</text:p>
          </table:table-cell>
          <table:table-cell office:value-type="string">
            <text:p>26 ♓ 11' 55"</text:p>
          </table:table-cell>
          <table:table-cell office:value-type="float" office:value="0.672">
            <text:p>0.672</text:p>
          </table:table-cell>
          <table:table-cell office:value-type="float" office:value="-1.141">
            <text:p>-1.141</text:p>
          </table:table-cell>
          <table:table-cell office:value-type="float" office:value="-0.508">
            <text:p>-0.508</text:p>
          </table:table-cell>
          <table:table-cell office:value-type="float" office:value="126181.695">
            <text:p>126181.695</text:p>
          </table:table-cell>
          <table:table-cell office:value-type="float" office:value="9721.69">
            <text:p>9721.69</text:p>
          </table:table-cell>
          <table:table-cell office:value-type="float" office:value="-363.801">
            <text:p>-363.801</text:p>
          </table:table-cell>
          <table:table-cell table:style-name="ce7" office:value-type="float" office:value="116820.005">
            <text:p>116820</text:p>
          </table:table-cell>
          <table:table-cell table:style-name="ce9" table:formula="of:=[.X37] / 360" office:value-type="float" office:value="324.500013888889">
            <text:p>324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26905.496">
            <text:p>126905.496</text:p>
          </table:table-cell>
          <table:table-cell office:value-type="float" office:value="185.496">
            <text:p>185.496</text:p>
          </table:table-cell>
        </table:table-row>
        <table:table-row table:style-name="ro3">
          <table:table-cell table:style-name="ce2" office:value-type="string">
            <text:p>1932-08-31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2-08-31 14:55 EST-0500</text:p>
          </table:table-cell>
          <table:table-cell office:value-type="string">
            <text:p>Wed</text:p>
          </table:table-cell>
          <table:table-cell office:value-type="float" office:value="9445">
            <text:p>9445</text:p>
          </table:table-cell>
          <table:table-cell office:value-type="float" office:value="1357">
            <text:p>1357</text:p>
          </table:table-cell>
          <table:table-cell office:value-type="float" office:value="319">
            <text:p>319</text:p>
          </table:table-cell>
          <table:table-cell office:value-type="float" office:value="8.172">
            <text:p>8.172</text:p>
          </table:table-cell>
          <table:table-cell office:value-type="float" office:value="8.178">
            <text:p>8.178</text:p>
          </table:table-cell>
          <table:table-cell office:value-type="float" office:value="2.089">
            <text:p>2.089</text:p>
          </table:table-cell>
          <table:table-cell office:value-type="float" office:value="158.172">
            <text:p>158.172</text:p>
          </table:table-cell>
          <table:table-cell office:value-type="float" office:value="158.178">
            <text:p>158.178</text:p>
          </table:table-cell>
          <table:table-cell office:value-type="float" office:value="347.089">
            <text:p>347.089</text:p>
          </table:table-cell>
          <table:table-cell office:value-type="string">
            <text:p><text:s/>8 ♍ 10' 18"</text:p>
          </table:table-cell>
          <table:table-cell office:value-type="string">
            <text:p><text:s/>8 ♍ 10' 39"</text:p>
          </table:table-cell>
          <table:table-cell office:value-type="string">
            <text:p>17 ♓ 05' 19"</text:p>
          </table:table-cell>
          <table:table-cell office:value-type="float" office:value="8.509">
            <text:p>8.509</text:p>
          </table:table-cell>
          <table:table-cell office:value-type="float" office:value="9.267">
            <text:p>9.267</text:p>
          </table:table-cell>
          <table:table-cell office:value-type="float" office:value="0.82">
            <text:p>0.82</text:p>
          </table:table-cell>
          <table:table-cell office:value-type="float" office:value="128318.178">
            <text:p>128318.178</text:p>
          </table:table-cell>
          <table:table-cell office:value-type="float" office:value="9878.172">
            <text:p>9878.172</text:p>
          </table:table-cell>
          <table:table-cell office:value-type="float" office:value="-372.911">
            <text:p>-372.911</text:p>
          </table:table-cell>
          <table:table-cell table:style-name="ce7" office:value-type="float" office:value="118800.006">
            <text:p>118800</text:p>
          </table:table-cell>
          <table:table-cell table:style-name="ce9" table:formula="of:=[.X38] / 360" office:value-type="float" office:value="330.000016666667">
            <text:p>330.0</text:p>
          </table:table-cell>
          <table:table-cell table:style-name="ce7" office:value-type="float" office:value="0.00599999999395">
            <text:p>0</text:p>
          </table:table-cell>
          <table:table-cell office:value-type="float" office:value="30">
            <text:p>30</text:p>
          </table:table-cell>
          <table:table-cell office:value-type="float" office:value="129051.089">
            <text:p>129051.089</text:p>
          </table:table-cell>
          <table:table-cell office:value-type="float" office:value="171.089">
            <text:p>171.089</text:p>
          </table:table-cell>
        </table:table-row>
        <table:table-row table:style-name="ro3">
          <table:table-cell table:style-name="ce3" office:value-type="string">
            <text:p>1932-09-14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9-14 16:06 EST-0500</text:p>
          </table:table-cell>
          <table:table-cell office:value-type="string">
            <text:p>Wed</text:p>
          </table:table-cell>
          <table:table-cell office:value-type="float" office:value="9459">
            <text:p>9459</text:p>
          </table:table-cell>
          <table:table-cell office:value-type="float" office:value="1359">
            <text:p>1359</text:p>
          </table:table-cell>
          <table:table-cell office:value-type="float" office:value="320">
            <text:p>320</text:p>
          </table:table-cell>
          <table:table-cell office:value-type="float" office:value="6.818">
            <text:p>6.818</text:p>
          </table:table-cell>
          <table:table-cell office:value-type="float" office:value="6.819">
            <text:p>6.819</text:p>
          </table:table-cell>
          <table:table-cell office:value-type="float" office:value="2.127">
            <text:p>2.127</text:p>
          </table:table-cell>
          <table:table-cell office:value-type="float" office:value="171.818">
            <text:p>171.818</text:p>
          </table:table-cell>
          <table:table-cell office:value-type="float" office:value="351.819">
            <text:p>351.819</text:p>
          </table:table-cell>
          <table:table-cell office:value-type="float" office:value="347.127">
            <text:p>347.127</text:p>
          </table:table-cell>
          <table:table-cell office:value-type="string">
            <text:p>21 ♍ 49' 05"</text:p>
          </table:table-cell>
          <table:table-cell office:value-type="string">
            <text:p>21 ♓ 49' 08"</text:p>
          </table:table-cell>
          <table:table-cell office:value-type="string">
            <text:p>17 ♓ 07' 38"</text:p>
          </table:table-cell>
          <table:table-cell office:value-type="float" office:value="3.247">
            <text:p>3.247</text:p>
          </table:table-cell>
          <table:table-cell office:value-type="float" office:value="-2.848">
            <text:p>-2.848</text:p>
          </table:table-cell>
          <table:table-cell office:value-type="float" office:value="0.433">
            <text:p>0.433</text:p>
          </table:table-cell>
          <table:table-cell office:value-type="float" office:value="128511.819">
            <text:p>128511.819</text:p>
          </table:table-cell>
          <table:table-cell office:value-type="float" office:value="9891.818">
            <text:p>9891.818</text:p>
          </table:table-cell>
          <table:table-cell office:value-type="float" office:value="-372.873">
            <text:p>-372.873</text:p>
          </table:table-cell>
          <table:table-cell table:style-name="ce7" office:value-type="float" office:value="118980.001">
            <text:p>118980</text:p>
          </table:table-cell>
          <table:table-cell table:style-name="ce9" table:formula="of:=[.X39] / 360" office:value-type="float" office:value="330.500002777778">
            <text:p>330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29244.692">
            <text:p>129244.692</text:p>
          </table:table-cell>
          <table:table-cell office:value-type="float" office:value="4.692">
            <text:p>4.692</text:p>
          </table:table-cell>
        </table:table-row>
        <table:table-row table:style-name="ro3">
          <table:table-cell table:style-name="ce2" office:value-type="string">
            <text:p>1933-02-24</text:p>
          </table:table-cell>
          <table:table-cell table:style-name="ce5" office:value-type="string">
            <text:p>Annular</text:p>
          </table:table-cell>
          <table:table-cell table:style-name="ce5"/>
          <table:table-cell office:value-type="string">
            <text:p>1933-02-24 07:44 EST-0500</text:p>
          </table:table-cell>
          <table:table-cell office:value-type="string">
            <text:p>Fri</text:p>
          </table:table-cell>
          <table:table-cell office:value-type="float" office:value="9616">
            <text:p>9616</text:p>
          </table:table-cell>
          <table:table-cell office:value-type="float" office:value="1382">
            <text:p>1382</text:p>
          </table:table-cell>
          <table:table-cell office:value-type="float" office:value="325">
            <text:p>325</text:p>
          </table:table-cell>
          <table:table-cell office:value-type="float" office:value="5.482">
            <text:p>5.482</text:p>
          </table:table-cell>
          <table:table-cell office:value-type="float" office:value="5.484">
            <text:p>5.484</text:p>
          </table:table-cell>
          <table:table-cell office:value-type="float" office:value="7.751">
            <text:p>7.751</text:p>
          </table:table-cell>
          <table:table-cell office:value-type="float" office:value="335.482">
            <text:p>335.482</text:p>
          </table:table-cell>
          <table:table-cell office:value-type="float" office:value="335.484">
            <text:p>335.484</text:p>
          </table:table-cell>
          <table:table-cell office:value-type="float" office:value="337.751">
            <text:p>337.751</text:p>
          </table:table-cell>
          <table:table-cell office:value-type="string">
            <text:p><text:s/>5 ♓ 28' 53"</text:p>
          </table:table-cell>
          <table:table-cell office:value-type="string">
            <text:p><text:s/>5 ♓ 29' 01"</text:p>
          </table:table-cell>
          <table:table-cell office:value-type="string">
            <text:p><text:s/>7 ♓ 45' 03"</text:p>
          </table:table-cell>
          <table:table-cell office:value-type="float" office:value="-9.506">
            <text:p>-9.506</text:p>
          </table:table-cell>
          <table:table-cell office:value-type="float" office:value="-9.7">
            <text:p>-9.7</text:p>
          </table:table-cell>
          <table:table-cell office:value-type="float" office:value="-0.209">
            <text:p>-0.209</text:p>
          </table:table-cell>
          <table:table-cell office:value-type="float" office:value="130655.484">
            <text:p>130655.484</text:p>
          </table:table-cell>
          <table:table-cell office:value-type="float" office:value="10055.482">
            <text:p>10055.482</text:p>
          </table:table-cell>
          <table:table-cell office:value-type="float" office:value="-382.249">
            <text:p>-382.249</text:p>
          </table:table-cell>
          <table:table-cell table:style-name="ce7" office:value-type="float" office:value="120960.002">
            <text:p>120960</text:p>
          </table:table-cell>
          <table:table-cell table:style-name="ce9" table:formula="of:=[.X40] / 360" office:value-type="float" office:value="336.000005555556">
            <text:p>336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31397.733">
            <text:p>131397.733</text:p>
          </table:table-cell>
          <table:table-cell office:value-type="float" office:value="357.733">
            <text:p>357.733</text:p>
          </table:table-cell>
        </table:table-row>
        <table:table-row table:style-name="ro3">
          <table:table-cell table:style-name="ce3" office:value-type="string">
            <text:p>1933-03-12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3-11 21:46 EST-0500</text:p>
          </table:table-cell>
          <table:table-cell office:value-type="string">
            <text:p>Sat</text:p>
          </table:table-cell>
          <table:table-cell office:value-type="float" office:value="9630">
            <text:p>9630</text:p>
          </table:table-cell>
          <table:table-cell office:value-type="float" office:value="1384">
            <text:p>1384</text:p>
          </table:table-cell>
          <table:table-cell office:value-type="float" office:value="326">
            <text:p>326</text:p>
          </table:table-cell>
          <table:table-cell office:value-type="float" office:value="6.094">
            <text:p>6.094</text:p>
          </table:table-cell>
          <table:table-cell office:value-type="float" office:value="6.095">
            <text:p>6.095</text:p>
          </table:table-cell>
          <table:table-cell office:value-type="float" office:value="7.795">
            <text:p>7.795</text:p>
          </table:table-cell>
          <table:table-cell office:value-type="float" office:value="351.094">
            <text:p>351.094</text:p>
          </table:table-cell>
          <table:table-cell office:value-type="float" office:value="171.095">
            <text:p>171.095</text:p>
          </table:table-cell>
          <table:table-cell office:value-type="float" office:value="337.795">
            <text:p>337.795</text:p>
          </table:table-cell>
          <table:table-cell office:value-type="string">
            <text:p>21 ♓ 05' 37"</text:p>
          </table:table-cell>
          <table:table-cell office:value-type="string">
            <text:p>21 ♍ 05' 43"</text:p>
          </table:table-cell>
          <table:table-cell office:value-type="string">
            <text:p><text:s/>7 ♓ 47' 40"</text:p>
          </table:table-cell>
          <table:table-cell office:value-type="float" office:value="-3.532">
            <text:p>-3.532</text:p>
          </table:table-cell>
          <table:table-cell office:value-type="float" office:value="2.415">
            <text:p>2.415</text:p>
          </table:table-cell>
          <table:table-cell office:value-type="float" office:value="-1.214">
            <text:p>-1.214</text:p>
          </table:table-cell>
          <table:table-cell office:value-type="float" office:value="130851.095">
            <text:p>130851.095</text:p>
          </table:table-cell>
          <table:table-cell office:value-type="float" office:value="10071.094">
            <text:p>10071.094</text:p>
          </table:table-cell>
          <table:table-cell office:value-type="float" office:value="-382.205">
            <text:p>-382.205</text:p>
          </table:table-cell>
          <table:table-cell table:style-name="ce7" office:value-type="float" office:value="121140.001">
            <text:p>121140</text:p>
          </table:table-cell>
          <table:table-cell table:style-name="ce9" table:formula="of:=[.X41] / 360" office:value-type="float" office:value="336.500002777778">
            <text:p>336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31593.3">
            <text:p>131593.3</text:p>
          </table:table-cell>
          <table:table-cell office:value-type="float" office:value="193.3">
            <text:p>193.3</text:p>
          </table:table-cell>
        </table:table-row>
        <table:table-row table:style-name="ro3">
          <table:table-cell table:style-name="ce3" office:value-type="string">
            <text:p>1933-08-0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8-05 14:32 EST-0500</text:p>
          </table:table-cell>
          <table:table-cell office:value-type="string">
            <text:p>Sat</text:p>
          </table:table-cell>
          <table:table-cell office:value-type="float" office:value="9772">
            <text:p>9772</text:p>
          </table:table-cell>
          <table:table-cell office:value-type="float" office:value="1404">
            <text:p>1404</text:p>
          </table:table-cell>
          <table:table-cell office:value-type="float" office:value="331">
            <text:p>331</text:p>
          </table:table-cell>
          <table:table-cell office:value-type="float" office:value="12.895">
            <text:p>12.895</text:p>
          </table:table-cell>
          <table:table-cell office:value-type="float" office:value="12.9">
            <text:p>12.9</text:p>
          </table:table-cell>
          <table:table-cell office:value-type="float" office:value="13.578">
            <text:p>13.578</text:p>
          </table:table-cell>
          <table:table-cell office:value-type="float" office:value="132.895">
            <text:p>132.895</text:p>
          </table:table-cell>
          <table:table-cell office:value-type="float" office:value="312.9">
            <text:p>312.9</text:p>
          </table:table-cell>
          <table:table-cell office:value-type="float" office:value="328.578">
            <text:p>328.578</text:p>
          </table:table-cell>
          <table:table-cell office:value-type="string">
            <text:p>12 ♌ 53' 41"</text:p>
          </table:table-cell>
          <table:table-cell office:value-type="string">
            <text:p>12 ♒ 53' 59"</text:p>
          </table:table-cell>
          <table:table-cell office:value-type="string">
            <text:p>28 ♒ 34' 42"</text:p>
          </table:table-cell>
          <table:table-cell office:value-type="float" office:value="16.95">
            <text:p>16.95</text:p>
          </table:table-cell>
          <table:table-cell office:value-type="float" office:value="-18.315">
            <text:p>-18.315</text:p>
          </table:table-cell>
          <table:table-cell office:value-type="float" office:value="-1.425">
            <text:p>-1.425</text:p>
          </table:table-cell>
          <table:table-cell office:value-type="float" office:value="132792.9">
            <text:p>132792.9</text:p>
          </table:table-cell>
          <table:table-cell office:value-type="float" office:value="10212.895">
            <text:p>10212.895</text:p>
          </table:table-cell>
          <table:table-cell office:value-type="float" office:value="-391.422">
            <text:p>-391.422</text:p>
          </table:table-cell>
          <table:table-cell table:style-name="ce7" office:value-type="float" office:value="122940.005">
            <text:p>122940</text:p>
          </table:table-cell>
          <table:table-cell table:style-name="ce9" table:formula="of:=[.X42] / 360" office:value-type="float" office:value="341.500013888889">
            <text:p>341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33544.322">
            <text:p>133544.322</text:p>
          </table:table-cell>
          <table:table-cell office:value-type="float" office:value="344.322">
            <text:p>344.322</text:p>
          </table:table-cell>
        </table:table-row>
        <table:table-row table:style-name="ro3">
          <table:table-cell table:style-name="ce2" office:value-type="string">
            <text:p>1933-08-2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3-08-21 00:48 EST-0500</text:p>
          </table:table-cell>
          <table:table-cell office:value-type="string">
            <text:p>Mon</text:p>
          </table:table-cell>
          <table:table-cell office:value-type="float" office:value="9787">
            <text:p>9787</text:p>
          </table:table-cell>
          <table:table-cell office:value-type="float" office:value="1407">
            <text:p>1407</text:p>
          </table:table-cell>
          <table:table-cell office:value-type="float" office:value="331">
            <text:p>331</text:p>
          </table:table-cell>
          <table:table-cell office:value-type="float" office:value="12.713">
            <text:p>12.713</text:p>
          </table:table-cell>
          <table:table-cell office:value-type="float" office:value="12.714">
            <text:p>12.714</text:p>
          </table:table-cell>
          <table:table-cell office:value-type="float" office:value="13.587">
            <text:p>13.587</text:p>
          </table:table-cell>
          <table:table-cell office:value-type="float" office:value="147.713">
            <text:p>147.713</text:p>
          </table:table-cell>
          <table:table-cell office:value-type="float" office:value="147.714">
            <text:p>147.714</text:p>
          </table:table-cell>
          <table:table-cell office:value-type="float" office:value="328.587">
            <text:p>328.587</text:p>
          </table:table-cell>
          <table:table-cell office:value-type="string">
            <text:p>27 ♌ 42' 48"</text:p>
          </table:table-cell>
          <table:table-cell office:value-type="string">
            <text:p>27 ♌ 42' 49"</text:p>
          </table:table-cell>
          <table:table-cell office:value-type="string">
            <text:p>28 ♒ 35' 14"</text:p>
          </table:table-cell>
          <table:table-cell office:value-type="float" office:value="12.273">
            <text:p>12.273</text:p>
          </table:table-cell>
          <table:table-cell office:value-type="float" office:value="12.349">
            <text:p>12.349</text:p>
          </table:table-cell>
          <table:table-cell office:value-type="float" office:value="0.081">
            <text:p>0.081</text:p>
          </table:table-cell>
          <table:table-cell office:value-type="float" office:value="132987.714">
            <text:p>132987.714</text:p>
          </table:table-cell>
          <table:table-cell office:value-type="float" office:value="10227.713">
            <text:p>10227.713</text:p>
          </table:table-cell>
          <table:table-cell office:value-type="float" office:value="-391.413">
            <text:p>-391.413</text:p>
          </table:table-cell>
          <table:table-cell table:style-name="ce7" office:value-type="float" office:value="123120.001">
            <text:p>123120</text:p>
          </table:table-cell>
          <table:table-cell table:style-name="ce9" table:formula="of:=[.X43] / 360" office:value-type="float" office:value="342.000002777778">
            <text:p>342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33739.127">
            <text:p>133739.127</text:p>
          </table:table-cell>
          <table:table-cell office:value-type="float" office:value="179.127">
            <text:p>179.127</text:p>
          </table:table-cell>
        </table:table-row>
        <table:table-row table:style-name="ro3">
          <table:table-cell table:style-name="ce3" office:value-type="string">
            <text:p>1933-09-04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9-04 00:04 EST-0500</text:p>
          </table:table-cell>
          <table:table-cell office:value-type="string">
            <text:p>Mon</text:p>
          </table:table-cell>
          <table:table-cell office:value-type="float" office:value="9801">
            <text:p>9801</text:p>
          </table:table-cell>
          <table:table-cell office:value-type="float" office:value="1409">
            <text:p>1409</text:p>
          </table:table-cell>
          <table:table-cell office:value-type="float" office:value="332">
            <text:p>332</text:p>
          </table:table-cell>
          <table:table-cell table:number-columns-repeated="2" office:value-type="float" office:value="11.212">
            <text:p>11.212</text:p>
          </table:table-cell>
          <table:table-cell office:value-type="float" office:value="13.609">
            <text:p>13.609</text:p>
          </table:table-cell>
          <table:table-cell office:value-type="float" office:value="161.212">
            <text:p>161.212</text:p>
          </table:table-cell>
          <table:table-cell office:value-type="float" office:value="341.212">
            <text:p>341.212</text:p>
          </table:table-cell>
          <table:table-cell office:value-type="float" office:value="328.609">
            <text:p>328.609</text:p>
          </table:table-cell>
          <table:table-cell office:value-type="string">
            <text:p>11 ♍ 12' 41"</text:p>
          </table:table-cell>
          <table:table-cell office:value-type="string">
            <text:p>11 ♓ 12' 41"</text:p>
          </table:table-cell>
          <table:table-cell office:value-type="string">
            <text:p>28 ♒ 36' 33"</text:p>
          </table:table-cell>
          <table:table-cell office:value-type="float" office:value="7.364">
            <text:p>7.364</text:p>
          </table:table-cell>
          <table:table-cell office:value-type="float" office:value="-6.298">
            <text:p>-6.298</text:p>
          </table:table-cell>
          <table:table-cell office:value-type="float" office:value="1.152">
            <text:p>1.152</text:p>
          </table:table-cell>
          <table:table-cell office:value-type="float" office:value="133181.212">
            <text:p>133181.212</text:p>
          </table:table-cell>
          <table:table-cell office:value-type="float" office:value="10241.212">
            <text:p>10241.212</text:p>
          </table:table-cell>
          <table:table-cell office:value-type="float" office:value="-391.391">
            <text:p>-391.391</text:p>
          </table:table-cell>
          <table:table-cell table:style-name="ce7" office:value-type="float" office:value="123300">
            <text:p>123300</text:p>
          </table:table-cell>
          <table:table-cell table:style-name="ce9" table:formula="of:=[.X44] / 360" office:value-type="float" office:value="342.5">
            <text:p>342.5</text:p>
          </table:table-cell>
          <table:table-cell table:style-name="ce7"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33932.603">
            <text:p>133932.603</text:p>
          </table:table-cell>
          <table:table-cell office:value-type="float" office:value="12.603">
            <text:p>12.603</text:p>
          </table:table-cell>
        </table:table-row>
        <table:table-row table:style-name="ro1" table:number-rows-repeated="14">
          <table:table-cell table:style-name="ce4" table:number-columns-repeated="3"/>
          <table:table-cell table:number-columns-repeated="26"/>
        </table:table-row>
        <table:table-row table:style-name="ro1" table:number-rows-repeated="104851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6:51:54</meta:creation-date>
    <dc:date>2014-03-29T17:38:04</dc:date>
    <dc:creator>Ryan </dc:creator>
    <meta:editing-duration>PT25M51S</meta:editing-duration>
    <meta:editing-cycles>7</meta:editing-cycles>
    <meta:generator>LibreOffice/3.6$Linux_X86_64 LibreOffice_project/360m1$Build-304</meta:generator>
    <meta:document-statistic meta:table-count="1" meta:cell-count="1093" meta:object-count="0"/>
  </office:meta>
</office:document-meta>
</file>